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579cm"/>
    </style:style>
    <style:style style:name="co4" style:family="table-column">
      <style:table-column-properties fo:break-before="auto" style:column-width="1.228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9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8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04cm"/>
    </style:style>
    <style:style style:name="co11" style:family="table-column">
      <style:table-column-properties fo:break-before="auto" style:column-width="1.032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2.06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864cm"/>
    </style:style>
    <style:style style:name="co16" style:family="table-column">
      <style:table-column-properties fo:break-before="auto" style:column-width="1.88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1.651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3.791cm"/>
    </style:style>
    <style:style style:name="co21" style:family="table-column">
      <style:table-column-properties fo:break-before="auto" style:column-width="1.917cm"/>
    </style:style>
    <style:style style:name="co22" style:family="table-column">
      <style:table-column-properties fo:break-before="auto" style:column-width="2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1"/>
    <style:style style:name="ce2" style:family="table-cell" style:parent-style-name="Default" style:data-style-name="N115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0-mtb-SSD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INE_SSDL</text:p>
          </table:table-cell>
          <table:table-cell office:value-type="string" calcext:value-type="string">
            <text:p>Score</text:p>
          </table:table-cell>
          <table:table-cell table:style-name="Default" office:value-type="string" calcext:value-type="string">
            <text:p>#SSDL_EQ</text:p>
          </table:table-cell>
          <table:table-cell table:style-name="Default" office:value-type="string" calcext:value-type="string">
            <text:p>#SSDL_NEQ</text:p>
          </table:table-cell>
          <table:table-cell table:style-name="Default" office:value-type="string" calcext:value-type="string">
            <text:p>MTB</text:p>
          </table:table-cell>
          <table:table-cell table:style-name="Default" office:value-type="string" calcext:value-type="string">
            <text:p>#EST_SSDL_EQ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1" table:formula="of:=([.C2]-[.F2])/[.C2]-[.E2]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]-[.E2]" office:value-type="float" office:value="45" calcext:value-type="float">
            <text:p>45</text:p>
          </table:table-cell>
          <table:table-cell table:formula="of:=IF([.C2]=0;0;[.$B$46]*[.B2]+[.E2]*[.$B$47]+[.C2]*[.$B$48]+[.C2]*[.$B$46]*[.B2])" office:value-type="float" office:value="11.25" calcext:value-type="float">
            <text:p>11,3</text:p>
          </table:table-cell>
          <table:table-cell table:formula="of:=[.C2]*[.$B$45]" office:value-type="float" office:value="3.195" calcext:value-type="float">
            <text:p>3,2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]-[.E3]" office:value-type="float" office:value="11" calcext:value-type="float">
            <text:p>11</text:p>
          </table:table-cell>
          <table:table-cell table:formula="of:=IF([.C3]=0;0;[.$B$46]*[.B3]+[.E3]*[.$B$47]+[.C3]*[.$B$48]+[.C3]*[.$B$46]*[.B3])" office:value-type="float" office:value="2.75" calcext:value-type="float">
            <text:p>2,8</text:p>
          </table:table-cell>
          <table:table-cell table:formula="of:=[.C3]*[.$B$45]" office:value-type="float" office:value="0.781" calcext:value-type="float">
            <text:p>0,8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]-[.E4]" office:value-type="float" office:value="36" calcext:value-type="float">
            <text:p>36</text:p>
          </table:table-cell>
          <table:table-cell table:formula="of:=IF([.C4]=0;0;[.$B$46]*[.B4]+[.E4]*[.$B$47]+[.C4]*[.$B$48]+[.C4]*[.$B$46]*[.B4])" office:value-type="float" office:value="9" calcext:value-type="float">
            <text:p>9,0</text:p>
          </table:table-cell>
          <table:table-cell table:formula="of:=[.C4]*[.$B$45]" office:value-type="float" office:value="2.556" calcext:value-type="float">
            <text:p>2,6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5]-[.E5]" office:value-type="float" office:value="6" calcext:value-type="float">
            <text:p>6</text:p>
          </table:table-cell>
          <table:table-cell table:formula="of:=IF([.C5]=0;0;[.$B$46]*[.B5]+[.E5]*[.$B$47]+[.C5]*[.$B$48]+[.C5]*[.$B$46]*[.B5])" office:value-type="float" office:value="1.5" calcext:value-type="float">
            <text:p>1,5</text:p>
          </table:table-cell>
          <table:table-cell table:formula="of:=[.C5]*[.$B$45]" office:value-type="float" office:value="0.426" calcext:value-type="float">
            <text:p>0,4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6]-[.E6]" office:value-type="float" office:value="8" calcext:value-type="float">
            <text:p>8</text:p>
          </table:table-cell>
          <table:table-cell table:formula="of:=IF([.C6]=0;0;[.$B$46]*[.B6]+[.E6]*[.$B$47]+[.C6]*[.$B$48]+[.C6]*[.$B$46]*[.B6])" office:value-type="float" office:value="2" calcext:value-type="float">
            <text:p>2,0</text:p>
          </table:table-cell>
          <table:table-cell table:formula="of:=[.C6]*[.$B$45]" office:value-type="float" office:value="0.568" calcext:value-type="float">
            <text:p>0,6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7]-[.E7]" office:value-type="float" office:value="7" calcext:value-type="float">
            <text:p>7</text:p>
          </table:table-cell>
          <table:table-cell table:formula="of:=IF([.C7]=0;0;[.$B$46]*[.B7]+[.E7]*[.$B$47]+[.C7]*[.$B$48]+[.C7]*[.$B$46]*[.B7])" office:value-type="float" office:value="1.75" calcext:value-type="float">
            <text:p>1,8</text:p>
          </table:table-cell>
          <table:table-cell table:formula="of:=[.C7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]-[.E8]" office:value-type="float" office:value="89" calcext:value-type="float">
            <text:p>89</text:p>
          </table:table-cell>
          <table:table-cell table:formula="of:=IF([.C8]=0;0;[.$B$46]*[.B8]+[.E8]*[.$B$47]+[.C8]*[.$B$48]+[.C8]*[.$B$46]*[.B8])" office:value-type="float" office:value="22.25" calcext:value-type="float">
            <text:p>22,3</text:p>
          </table:table-cell>
          <table:table-cell table:formula="of:=[.C8]*[.$B$45]" office:value-type="float" office:value="6.319" calcext:value-type="float">
            <text:p>6,3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]-[.E9]" office:value-type="float" office:value="15" calcext:value-type="float">
            <text:p>15</text:p>
          </table:table-cell>
          <table:table-cell table:formula="of:=IF([.C9]=0;0;[.$B$46]*[.B9]+[.E9]*[.$B$47]+[.C9]*[.$B$48]+[.C9]*[.$B$46]*[.B9])" office:value-type="float" office:value="3.75" calcext:value-type="float">
            <text:p>3,8</text:p>
          </table:table-cell>
          <table:table-cell table:formula="of:=[.C9]*[.$B$45]" office:value-type="float" office:value="1.065" calcext:value-type="float">
            <text:p>1,1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0]-[.E10]" office:value-type="float" office:value="7" calcext:value-type="float">
            <text:p>7</text:p>
          </table:table-cell>
          <table:table-cell table:formula="of:=IF([.C10]=0;0;[.$B$46]*[.B10]+[.E10]*[.$B$47]+[.C10]*[.$B$48]+[.C10]*[.$B$46]*[.B10])" office:value-type="float" office:value="1.75" calcext:value-type="float">
            <text:p>1,8</text:p>
          </table:table-cell>
          <table:table-cell table:formula="of:=[.C10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1]-[.E11]" office:value-type="float" office:value="5" calcext:value-type="float">
            <text:p>5</text:p>
          </table:table-cell>
          <table:table-cell table:formula="of:=IF([.C11]=0;0;[.$B$46]*[.B11]+[.E11]*[.$B$47]+[.C11]*[.$B$48]+[.C11]*[.$B$46]*[.B11])" office:value-type="float" office:value="1.25" calcext:value-type="float">
            <text:p>1,3</text:p>
          </table:table-cell>
          <table:table-cell table:formula="of:=[.C11]*[.$B$45]" office:value-type="float" office:value="0.355" calcext:value-type="float">
            <text:p>0,4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2]-[.E12]" office:value-type="float" office:value="24" calcext:value-type="float">
            <text:p>24</text:p>
          </table:table-cell>
          <table:table-cell table:formula="of:=IF([.C12]=0;0;[.$B$46]*[.B12]+[.E12]*[.$B$47]+[.C12]*[.$B$48]+[.C12]*[.$B$46]*[.B12])" office:value-type="float" office:value="6" calcext:value-type="float">
            <text:p>6,0</text:p>
          </table:table-cell>
          <table:table-cell table:formula="of:=[.C12]*[.$B$45]" office:value-type="float" office:value="1.704" calcext:value-type="float">
            <text:p>1,7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3]-[.E13]" office:value-type="float" office:value="38" calcext:value-type="float">
            <text:p>38</text:p>
          </table:table-cell>
          <table:table-cell table:formula="of:=IF([.C13]=0;0;[.$B$46]*[.B13]+[.E13]*[.$B$47]+[.C13]*[.$B$48]+[.C13]*[.$B$46]*[.B13])" office:value-type="float" office:value="9.5" calcext:value-type="float">
            <text:p>9,5</text:p>
          </table:table-cell>
          <table:table-cell table:formula="of:=[.C13]*[.$B$45]" office:value-type="float" office:value="2.698" calcext:value-type="float">
            <text:p>2,7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4]-[.E14]" office:value-type="float" office:value="13" calcext:value-type="float">
            <text:p>13</text:p>
          </table:table-cell>
          <table:table-cell table:formula="of:=IF([.C14]=0;0;[.$B$46]*[.B14]+[.E14]*[.$B$47]+[.C14]*[.$B$48]+[.C14]*[.$B$46]*[.B14])" office:value-type="float" office:value="3.25" calcext:value-type="float">
            <text:p>3,3</text:p>
          </table:table-cell>
          <table:table-cell table:formula="of:=[.C14]*[.$B$45]" office:value-type="float" office:value="0.923" calcext:value-type="float">
            <text:p>0,9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5]-[.E15]" office:value-type="float" office:value="32" calcext:value-type="float">
            <text:p>32</text:p>
          </table:table-cell>
          <table:table-cell table:formula="of:=IF([.C15]=0;0;[.$B$46]*[.B15]+[.E15]*[.$B$47]+[.C15]*[.$B$48]+[.C15]*[.$B$46]*[.B15])" office:value-type="float" office:value="8" calcext:value-type="float">
            <text:p>8,0</text:p>
          </table:table-cell>
          <table:table-cell table:formula="of:=[.C15]*[.$B$45]" office:value-type="float" office:value="2.272" calcext:value-type="float">
            <text:p>2,3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6]-[.E16]" office:value-type="float" office:value="7" calcext:value-type="float">
            <text:p>7</text:p>
          </table:table-cell>
          <table:table-cell table:formula="of:=IF([.C16]=0;0;[.$B$46]*[.B16]+[.E16]*[.$B$47]+[.C16]*[.$B$48]+[.C16]*[.$B$46]*[.B16])" office:value-type="float" office:value="1.75" calcext:value-type="float">
            <text:p>1,8</text:p>
          </table:table-cell>
          <table:table-cell table:formula="of:=[.C16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7]-[.E17]" office:value-type="float" office:value="37" calcext:value-type="float">
            <text:p>37</text:p>
          </table:table-cell>
          <table:table-cell table:formula="of:=IF([.C17]=0;0;[.$B$46]*[.B17]+[.E17]*[.$B$47]+[.C17]*[.$B$48]+[.C17]*[.$B$46]*[.B17])" office:value-type="float" office:value="9.25" calcext:value-type="float">
            <text:p>9,3</text:p>
          </table:table-cell>
          <table:table-cell table:formula="of:=[.C17]*[.$B$45]" office:value-type="float" office:value="2.627" calcext:value-type="float">
            <text:p>2,6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8]-[.E18]" office:value-type="float" office:value="23" calcext:value-type="float">
            <text:p>23</text:p>
          </table:table-cell>
          <table:table-cell table:formula="of:=IF([.C18]=0;0;[.$B$46]*[.B18]+[.E18]*[.$B$47]+[.C18]*[.$B$48]+[.C18]*[.$B$46]*[.B18])" office:value-type="float" office:value="5.75" calcext:value-type="float">
            <text:p>5,8</text:p>
          </table:table-cell>
          <table:table-cell table:formula="of:=[.C18]*[.$B$45]" office:value-type="float" office:value="1.633" calcext:value-type="float">
            <text:p>1,6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]-[.E19]" office:value-type="float" office:value="7" calcext:value-type="float">
            <text:p>7</text:p>
          </table:table-cell>
          <table:table-cell table:formula="of:=IF([.C19]=0;0;[.$B$46]*[.B19]+[.E19]*[.$B$47]+[.C19]*[.$B$48]+[.C19]*[.$B$46]*[.B19])" office:value-type="float" office:value="1.75" calcext:value-type="float">
            <text:p>1,8</text:p>
          </table:table-cell>
          <table:table-cell table:formula="of:=[.C19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0]-[.E20]" office:value-type="float" office:value="7" calcext:value-type="float">
            <text:p>7</text:p>
          </table:table-cell>
          <table:table-cell table:formula="of:=IF([.C20]=0;0;[.$B$46]*[.B20]+[.E20]*[.$B$47]+[.C20]*[.$B$48]+[.C20]*[.$B$46]*[.B20])" office:value-type="float" office:value="1.75" calcext:value-type="float">
            <text:p>1,8</text:p>
          </table:table-cell>
          <table:table-cell table:formula="of:=[.C20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1]-[.E21]" office:value-type="float" office:value="136" calcext:value-type="float">
            <text:p>136</text:p>
          </table:table-cell>
          <table:table-cell table:formula="of:=IF([.C21]=0;0;[.$B$46]*[.B21]+[.E21]*[.$B$47]+[.C21]*[.$B$48]+[.C21]*[.$B$46]*[.B21])" office:value-type="float" office:value="34" calcext:value-type="float">
            <text:p>34,0</text:p>
          </table:table-cell>
          <table:table-cell table:formula="of:=[.C21]*[.$B$45]" office:value-type="float" office:value="9.656" calcext:value-type="float">
            <text:p>9,7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2]-[.E22]" office:value-type="float" office:value="9" calcext:value-type="float">
            <text:p>9</text:p>
          </table:table-cell>
          <table:table-cell table:formula="of:=IF([.C22]=0;0;[.$B$46]*[.B22]+[.E22]*[.$B$47]+[.C22]*[.$B$48]+[.C22]*[.$B$46]*[.B22])" office:value-type="float" office:value="2.25" calcext:value-type="float">
            <text:p>2,3</text:p>
          </table:table-cell>
          <table:table-cell table:formula="of:=[.C22]*[.$B$45]" office:value-type="float" office:value="0.639" calcext:value-type="float">
            <text:p>0,6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3]-[.E23]" office:value-type="float" office:value="25" calcext:value-type="float">
            <text:p>25</text:p>
          </table:table-cell>
          <table:table-cell table:formula="of:=IF([.C23]=0;0;[.$B$46]*[.B23]+[.E23]*[.$B$47]+[.C23]*[.$B$48]+[.C23]*[.$B$46]*[.B23])" office:value-type="float" office:value="6.25" calcext:value-type="float">
            <text:p>6,3</text:p>
          </table:table-cell>
          <table:table-cell table:formula="of:=[.C23]*[.$B$45]" office:value-type="float" office:value="1.775" calcext:value-type="float">
            <text:p>1,8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4]-[.E24]" office:value-type="float" office:value="227" calcext:value-type="float">
            <text:p>227</text:p>
          </table:table-cell>
          <table:table-cell table:formula="of:=IF([.C24]=0;0;[.$B$46]*[.B24]+[.E24]*[.$B$47]+[.C24]*[.$B$48]+[.C24]*[.$B$46]*[.B24])" office:value-type="float" office:value="56.75" calcext:value-type="float">
            <text:p>56,8</text:p>
          </table:table-cell>
          <table:table-cell table:formula="of:=[.C24]*[.$B$45]" office:value-type="float" office:value="16.117" calcext:value-type="float">
            <text:p>16,1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5]-[.E25]" office:value-type="float" office:value="232" calcext:value-type="float">
            <text:p>232</text:p>
          </table:table-cell>
          <table:table-cell table:formula="of:=IF([.C25]=0;0;[.$B$46]*[.B25]+[.E25]*[.$B$47]+[.C25]*[.$B$48]+[.C25]*[.$B$46]*[.B25])" office:value-type="float" office:value="58" calcext:value-type="float">
            <text:p>58,0</text:p>
          </table:table-cell>
          <table:table-cell table:formula="of:=[.C25]*[.$B$45]" office:value-type="float" office:value="16.472" calcext:value-type="float">
            <text:p>16,5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6]-[.E26]" office:value-type="float" office:value="51" calcext:value-type="float">
            <text:p>51</text:p>
          </table:table-cell>
          <table:table-cell table:formula="of:=IF([.C26]=0;0;[.$B$46]*[.B26]+[.E26]*[.$B$47]+[.C26]*[.$B$48]+[.C26]*[.$B$46]*[.B26])" office:value-type="float" office:value="12.75" calcext:value-type="float">
            <text:p>12,8</text:p>
          </table:table-cell>
          <table:table-cell table:formula="of:=[.C26]*[.$B$45]" office:value-type="float" office:value="3.621" calcext:value-type="float">
            <text:p>3,6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7]-[.E27]" office:value-type="float" office:value="22" calcext:value-type="float">
            <text:p>22</text:p>
          </table:table-cell>
          <table:table-cell table:formula="of:=IF([.C27]=0;0;[.$B$46]*[.B27]+[.E27]*[.$B$47]+[.C27]*[.$B$48]+[.C27]*[.$B$46]*[.B27])" office:value-type="float" office:value="5.5" calcext:value-type="float">
            <text:p>5,5</text:p>
          </table:table-cell>
          <table:table-cell table:formula="of:=[.C27]*[.$B$45]" office:value-type="float" office:value="1.562" calcext:value-type="float">
            <text:p>1,6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8]-[.E28]" office:value-type="float" office:value="14" calcext:value-type="float">
            <text:p>14</text:p>
          </table:table-cell>
          <table:table-cell table:formula="of:=IF([.C28]=0;0;[.$B$46]*[.B28]+[.E28]*[.$B$47]+[.C28]*[.$B$48]+[.C28]*[.$B$46]*[.B28])" office:value-type="float" office:value="3.5" calcext:value-type="float">
            <text:p>3,5</text:p>
          </table:table-cell>
          <table:table-cell table:formula="of:=[.C28]*[.$B$45]" office:value-type="float" office:value="0.994" calcext:value-type="float">
            <text:p>1,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29]-[.E29]" office:value-type="float" office:value="256" calcext:value-type="float">
            <text:p>256</text:p>
          </table:table-cell>
          <table:table-cell table:formula="of:=IF([.C29]=0;0;[.$B$46]*[.B29]+[.E29]*[.$B$47]+[.C29]*[.$B$48]+[.C29]*[.$B$46]*[.B29])" office:value-type="float" office:value="64" calcext:value-type="float">
            <text:p>64,0</text:p>
          </table:table-cell>
          <table:table-cell table:formula="of:=[.C29]*[.$B$45]" office:value-type="float" office:value="18.176" calcext:value-type="float">
            <text:p>18,2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0]-[.E30]" office:value-type="float" office:value="148" calcext:value-type="float">
            <text:p>148</text:p>
          </table:table-cell>
          <table:table-cell table:formula="of:=IF([.C30]=0;0;[.$B$46]*[.B30]+[.E30]*[.$B$47]+[.C30]*[.$B$48]+[.C30]*[.$B$46]*[.B30])" office:value-type="float" office:value="37" calcext:value-type="float">
            <text:p>37,0</text:p>
          </table:table-cell>
          <table:table-cell table:formula="of:=[.C30]*[.$B$45]" office:value-type="float" office:value="10.508" calcext:value-type="float">
            <text:p>10,5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1]-[.E31]" office:value-type="float" office:value="143" calcext:value-type="float">
            <text:p>143</text:p>
          </table:table-cell>
          <table:table-cell table:formula="of:=IF([.C31]=0;0;[.$B$46]*[.B31]+[.E31]*[.$B$47]+[.C31]*[.$B$48]+[.C31]*[.$B$46]*[.B31])" office:value-type="float" office:value="35.75" calcext:value-type="float">
            <text:p>35,8</text:p>
          </table:table-cell>
          <table:table-cell table:formula="of:=[.C31]*[.$B$45]" office:value-type="float" office:value="10.153" calcext:value-type="float">
            <text:p>10,2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2]-[.E32]" office:value-type="float" office:value="49" calcext:value-type="float">
            <text:p>49</text:p>
          </table:table-cell>
          <table:table-cell table:formula="of:=IF([.C32]=0;0;[.$B$46]*[.B32]+[.E32]*[.$B$47]+[.C32]*[.$B$48]+[.C32]*[.$B$46]*[.B32])" office:value-type="float" office:value="12.25" calcext:value-type="float">
            <text:p>12,3</text:p>
          </table:table-cell>
          <table:table-cell table:formula="of:=[.C32]*[.$B$45]" office:value-type="float" office:value="3.479" calcext:value-type="float">
            <text:p>3,5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3]-[.E33]" office:value-type="float" office:value="17" calcext:value-type="float">
            <text:p>17</text:p>
          </table:table-cell>
          <table:table-cell table:formula="of:=IF([.C33]=0;0;[.$B$46]*[.B33]+[.E33]*[.$B$47]+[.C33]*[.$B$48]+[.C33]*[.$B$46]*[.B33])" office:value-type="float" office:value="4.25" calcext:value-type="float">
            <text:p>4,3</text:p>
          </table:table-cell>
          <table:table-cell table:formula="of:=[.C33]*[.$B$45]" office:value-type="float" office:value="1.207" calcext:value-type="float">
            <text:p>1,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4]-[.E34]" office:value-type="float" office:value="5" calcext:value-type="float">
            <text:p>5</text:p>
          </table:table-cell>
          <table:table-cell table:formula="of:=IF([.C34]=0;0;[.$B$46]*[.B34]+[.E34]*[.$B$47]+[.C34]*[.$B$48]+[.C34]*[.$B$46]*[.B34])" office:value-type="float" office:value="1.25" calcext:value-type="float">
            <text:p>1,3</text:p>
          </table:table-cell>
          <table:table-cell table:formula="of:=[.C34]*[.$B$45]" office:value-type="float" office:value="0.355" calcext:value-type="float">
            <text:p>0,4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5]-[.E35]" office:value-type="float" office:value="46" calcext:value-type="float">
            <text:p>46</text:p>
          </table:table-cell>
          <table:table-cell table:formula="of:=IF([.C35]=0;0;[.$B$46]*[.B35]+[.E35]*[.$B$47]+[.C35]*[.$B$48]+[.C35]*[.$B$46]*[.B35])" office:value-type="float" office:value="11.5" calcext:value-type="float">
            <text:p>11,5</text:p>
          </table:table-cell>
          <table:table-cell table:formula="of:=[.C35]*[.$B$45]" office:value-type="float" office:value="3.266" calcext:value-type="float">
            <text:p>3,3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6]-[.E36]" office:value-type="float" office:value="16" calcext:value-type="float">
            <text:p>16</text:p>
          </table:table-cell>
          <table:table-cell table:formula="of:=IF([.C36]=0;0;[.$B$46]*[.B36]+[.E36]*[.$B$47]+[.C36]*[.$B$48]+[.C36]*[.$B$46]*[.B36])" office:value-type="float" office:value="4" calcext:value-type="float">
            <text:p>4,0</text:p>
          </table:table-cell>
          <table:table-cell table:formula="of:=[.C36]*[.$B$45]" office:value-type="float" office:value="1.136" calcext:value-type="float">
            <text:p>1,1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7]-[.E37]" office:value-type="float" office:value="126" calcext:value-type="float">
            <text:p>126</text:p>
          </table:table-cell>
          <table:table-cell table:formula="of:=IF([.C37]=0;0;[.$B$46]*[.B37]+[.E37]*[.$B$47]+[.C37]*[.$B$48]+[.C37]*[.$B$46]*[.B37])" office:value-type="float" office:value="31.5" calcext:value-type="float">
            <text:p>31,5</text:p>
          </table:table-cell>
          <table:table-cell table:formula="of:=[.C37]*[.$B$45]" office:value-type="float" office:value="8.946" calcext:value-type="float">
            <text:p>8,9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8]-[.E38]" office:value-type="float" office:value="15" calcext:value-type="float">
            <text:p>15</text:p>
          </table:table-cell>
          <table:table-cell table:formula="of:=IF([.C38]=0;0;[.$B$46]*[.B38]+[.E38]*[.$B$47]+[.C38]*[.$B$48]+[.C38]*[.$B$46]*[.B38])" office:value-type="float" office:value="3.75" calcext:value-type="float">
            <text:p>3,8</text:p>
          </table:table-cell>
          <table:table-cell table:formula="of:=[.C38]*[.$B$45]" office:value-type="float" office:value="1.065" calcext:value-type="float">
            <text:p>1,1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9]-[.E39]" office:value-type="float" office:value="7" calcext:value-type="float">
            <text:p>7</text:p>
          </table:table-cell>
          <table:table-cell table:formula="of:=IF([.C39]=0;0;[.$B$46]*[.B39]+[.E39]*[.$B$47]+[.C39]*[.$B$48]+[.C39]*[.$B$46]*[.B39])" office:value-type="float" office:value="1.75" calcext:value-type="float">
            <text:p>1,8</text:p>
          </table:table-cell>
          <table:table-cell table:formula="of:=[.C39]*[.$B$45]" office:value-type="float" office:value="0.497" calcext:value-type="float">
            <text:p>0,5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0]-[.E40]" office:value-type="float" office:value="101" calcext:value-type="float">
            <text:p>101</text:p>
          </table:table-cell>
          <table:table-cell table:formula="of:=IF([.C40]=0;0;[.$B$46]*[.B40]+[.E40]*[.$B$47]+[.C40]*[.$B$48]+[.C40]*[.$B$46]*[.B40])" office:value-type="float" office:value="25.25" calcext:value-type="float">
            <text:p>25,3</text:p>
          </table:table-cell>
          <table:table-cell table:formula="of:=[.C40]*[.$B$45]" office:value-type="float" office:value="7.171" calcext:value-type="float">
            <text:p>7,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0" calcext:value-type="float">
            <text:p>0</text:p>
          </table:table-cell>
          <table:table-cell table:formula="of:=SUM([.C2:.C40])" office:value-type="float" office:value="2062" calcext:value-type="float">
            <text:p>2062</text:p>
          </table:table-cell>
          <table:table-cell table:formula="of:=AVERAGE([.D2:.D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41]-[.E41]" office:value-type="float" office:value="2062" calcext:value-type="float">
            <text:p>2062</text:p>
          </table:table-cell>
          <table:table-cell table:formula="of:=IF([.C41]=0;0;[.$B$46]*[.B41]+[.E41]*[.$B$47]+[.C41]*[.$B$48]+[.C41]*[.$B$46]*[.B41])" office:value-type="float" office:value="515.5" calcext:value-type="float">
            <text:p>515,5</text:p>
          </table:table-cell>
          <table:table-cell table:formula="of:=[.C41]*[.$B$45]" office:value-type="float" office:value="146.402" calcext:value-type="float">
            <text:p>146,4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style-name="Default" table:number-columns-repeated="4"/>
        </table:table-row>
      </table:table>
      <table:table table:name="24-mtb-SSDLxALL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Default"/>
        <table:table-column table:style-name="co12" table:default-cell-style-name="Default"/>
        <table:table-column table:style-name="co17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OG</text:p>
          </table:table-cell>
          <table:table-cell table:style-name="ce6" office:value-type="string" calcext:value-type="string" table:number-columns-spanned="6" table:number-rows-spanned="1">
            <text:p>Initial MTD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table-cell table:style-name="ce6" office:value-type="string" calcext:value-type="string" table:number-columns-spanned="6" table:number-rows-spanned="1">
            <text:p>MTD after SSDL-adequate test set</text:p>
          </table:table-cell>
          <table:covered-table-cell/>
          <table:covered-table-cell table:style-name="Default"/>
          <table:covered-table-cell table:number-columns-repeated="2"/>
          <table:covered-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TC</text:p>
          </table:table-cell>
          <table:table-cell office:value-type="string" calcext:value-type="string">
            <text:p>#ALL</text:p>
          </table:table-cell>
          <table:table-cell table:style-name="Default" office:value-type="string" calcext:value-type="string">
            <text:p>Score_ALL</text:p>
          </table:table-cell>
          <table:table-cell office:value-type="string" calcext:value-type="string">
            <text:p>#ALL_EQ</text:p>
          </table:table-cell>
          <table:table-cell office:value-type="string" calcext:value-type="string">
            <text:p>#ALL_ALI</text:p>
          </table:table-cell>
          <table:table-cell table:style-name="Default" office:value-type="string" calcext:value-type="string">
            <text:p>MTB_ALL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#ALL</text:p>
          </table:table-cell>
          <table:table-cell table:style-name="Default" office:value-type="string" calcext:value-type="string">
            <text:p>Score_ALL</text:p>
          </table:table-cell>
          <table:table-cell office:value-type="string" calcext:value-type="string">
            <text:p>#ALL_EQ</text:p>
          </table:table-cell>
          <table:table-cell office:value-type="string" calcext:value-type="string">
            <text:p>#ALL_ALI</text:p>
          </table:table-cell>
          <table:table-cell table:style-name="Default" office:value-type="string" calcext:value-type="string">
            <text:p>MTB_ALL</text:p>
          </table:table-cell>
          <table:table-cell office:value-type="string" calcext:value-type="string">
            <text:p>ALIVE_ALL</text:p>
          </table:table-cell>
          <table:table-cell office:value-type="string" calcext:value-type="string">
            <text:p>EQ_ALL</text:p>
          </table:table-cell>
          <table:table-cell office:value-type="string" calcext:value-type="string">
            <text:p>#SSDL_EQ</text:p>
          </table:table-cell>
          <table:table-cell office:value-type="string" calcext:value-type="string">
            <text:p>EQ_ALL-EQ_SSD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 table:formula="of:=([.C3]-[.E3]-[.F3])/([.C3]-[.E3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21" calcext:value-type="float">
            <text:p>1121</text:p>
          </table:table-cell>
          <table:table-cell table:formula="of:=IF([.C3]=0;0;[.$B$47]*[.$B3]+[.E3]*[.$B$48]+[.F3]*[.$B$49]+[.F3]*[.$B$47]*[.B3])" office:value-type="float" office:value="280.25" calcext:value-type="float">
            <text:p>280,3</text:p>
          </table:table-cell>
          <table:table-cell office:value-type="float" office:value="6" calcext:value-type="float">
            <text:p>6</text:p>
          </table:table-cell>
          <table:table-cell table:formula="of:=[.C3]-[.P3]" office:value-type="float" office:value="1117" calcext:value-type="float">
            <text:p>1117</text:p>
          </table:table-cell>
          <table:table-cell table:formula="of:=([.I3]-[.K3]-[.L3])/([.I3]-[.K3])" office:value-type="float" office:value="0.844225604297225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N3]+[.Q3]" office:value-type="float" office:value="174" calcext:value-type="float">
            <text:p>174</text:p>
          </table:table-cell>
          <table:table-cell table:formula="of:=IF([.I3]=0;0;[.$B$47]*[.$H3]+[.K3]*[.$B$48]+[.L3]*[.$B$49]+[.L3]*[.$B$47]*[.$H3])" office:value-type="float" office:value="43.50874965" calcext:value-type="float">
            <text:p>43,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O3]-[.P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table:formula="of:=([.C4]-[.E4]-[.F4])/([.C4]-[.E4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891" calcext:value-type="float">
            <text:p>891</text:p>
          </table:table-cell>
          <table:table-cell table:formula="of:=IF([.C4]=0;0;[.$B$47]*[.$B4]+[.E4]*[.$B$48]+[.F4]*[.$B$49]+[.F4]*[.$B$47]*[.B4])" office:value-type="float" office:value="222.75" calcext:value-type="float">
            <text:p>222,8</text:p>
          </table:table-cell>
          <table:table-cell office:value-type="float" office:value="3" calcext:value-type="float">
            <text:p>3</text:p>
          </table:table-cell>
          <table:table-cell table:formula="of:=[.C4]-[.P4]" office:value-type="float" office:value="891" calcext:value-type="float">
            <text:p>891</text:p>
          </table:table-cell>
          <table:table-cell table:formula="of:=([.I4]-[.K4]-[.L4])/([.I4]-[.K4])" office:value-type="float" office:value="0.795735129068462" calcext:value-type="float">
            <text:p>0,80</text:p>
          </table:table-cell>
          <table:table-cell office:value-type="float" office:value="0" calcext:value-type="float">
            <text:p>0</text:p>
          </table:table-cell>
          <table:table-cell table:formula="of:=[.N4]+[.Q4]" office:value-type="float" office:value="182" calcext:value-type="float">
            <text:p>182</text:p>
          </table:table-cell>
          <table:table-cell table:formula="of:=IF([.I4]=0;0;[.$B$47]*[.$H4]+[.K4]*[.$B$48]+[.L4]*[.$B$49]+[.L4]*[.$B$47]*[.$H4])" office:value-type="float" office:value="45.504574817" calcext:value-type="float">
            <text:p>45,5</text:p>
          </table:table-cell>
          <table:table-cell office:value-type="float" office:value="111" calcext:value-type="float">
            <text:p>1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O4]-[.P4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table:formula="of:=([.C5]-[.E5]-[.F5])/([.C5]-[.E5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118" calcext:value-type="float">
            <text:p>1118</text:p>
          </table:table-cell>
          <table:table-cell table:formula="of:=IF([.C5]=0;0;[.$B$47]*[.$B5]+[.E5]*[.$B$48]+[.F5]*[.$B$49]+[.F5]*[.$B$47]*[.B5])" office:value-type="float" office:value="279.5" calcext:value-type="float">
            <text:p>279,5</text:p>
          </table:table-cell>
          <table:table-cell office:value-type="float" office:value="5" calcext:value-type="float">
            <text:p>5</text:p>
          </table:table-cell>
          <table:table-cell table:formula="of:=[.C5]-[.P5]" office:value-type="float" office:value="1115" calcext:value-type="float">
            <text:p>1115</text:p>
          </table:table-cell>
          <table:table-cell table:formula="of:=([.I5]-[.K5]-[.L5])/([.I5]-[.K5])" office:value-type="float" office:value="0.798206278026906" calcext:value-type="float">
            <text:p>0,80</text:p>
          </table:table-cell>
          <table:table-cell office:value-type="float" office:value="0" calcext:value-type="float">
            <text:p>0</text:p>
          </table:table-cell>
          <table:table-cell table:formula="of:=[.N5]+[.Q5]" office:value-type="float" office:value="225" calcext:value-type="float">
            <text:p>225</text:p>
          </table:table-cell>
          <table:table-cell table:formula="of:=IF([.I5]=0;0;[.$B$47]*[.$H5]+[.K5]*[.$B$48]+[.L5]*[.$B$49]+[.L5]*[.$B$47]*[.$H5])" office:value-type="float" office:value="56.25941629" calcext:value-type="float">
            <text:p>56,3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O5]-[.P5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([.C6]-[.E6]-[.F6])/([.C6]-[.E6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04" calcext:value-type="float">
            <text:p>104</text:p>
          </table:table-cell>
          <table:table-cell table:formula="of:=IF([.C6]=0;0;[.$B$47]*[.$B6]+[.E6]*[.$B$48]+[.F6]*[.$B$49]+[.F6]*[.$B$47]*[.B6])" office:value-type="float" office:value="26" calcext:value-type="float">
            <text:p>26,0</text:p>
          </table:table-cell>
          <table:table-cell office:value-type="float" office:value="2" calcext:value-type="float">
            <text:p>2</text:p>
          </table:table-cell>
          <table:table-cell table:formula="of:=[.C6]-[.P6]" office:value-type="float" office:value="102" calcext:value-type="float">
            <text:p>102</text:p>
          </table:table-cell>
          <table:table-cell table:formula="of:=([.I6]-[.K6]-[.L6])/([.I6]-[.K6])" office:value-type="float" office:value="0.352941176470588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table:formula="of:=[.N6]+[.Q6]" office:value-type="float" office:value="66" calcext:value-type="float">
            <text:p>66</text:p>
          </table:table-cell>
          <table:table-cell table:formula="of:=IF([.I6]=0;0;[.$B$47]*[.$H6]+[.K6]*[.$B$48]+[.L6]*[.$B$49]+[.L6]*[.$B$47]*[.$H6])" office:value-type="float" office:value="16.501116622" calcext:value-type="float">
            <text:p>16,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O6]-[.P6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([.C7]-[.E7]-[.F7])/([.C7]-[.E7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6" calcext:value-type="float">
            <text:p>166</text:p>
          </table:table-cell>
          <table:table-cell table:formula="of:=IF([.C7]=0;0;[.$B$47]*[.$B7]+[.E7]*[.$B$48]+[.F7]*[.$B$49]+[.F7]*[.$B$47]*[.B7])" office:value-type="float" office:value="41.5" calcext:value-type="float">
            <text:p>41,5</text:p>
          </table:table-cell>
          <table:table-cell office:value-type="float" office:value="4" calcext:value-type="float">
            <text:p>4</text:p>
          </table:table-cell>
          <table:table-cell table:formula="of:=[.C7]-[.P7]" office:value-type="float" office:value="166" calcext:value-type="float">
            <text:p>166</text:p>
          </table:table-cell>
          <table:table-cell table:formula="of:=([.I7]-[.K7]-[.L7])/([.I7]-[.K7])" office:value-type="float" office:value="0.813253012048193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N7]+[.Q7]" office:value-type="float" office:value="31" calcext:value-type="float">
            <text:p>31</text:p>
          </table:table-cell>
          <table:table-cell table:formula="of:=IF([.I7]=0;0;[.$B$47]*[.$H7]+[.K7]*[.$B$48]+[.L7]*[.$B$49]+[.L7]*[.$B$47]*[.$H7])" office:value-type="float" office:value="7.751066624" calcext:value-type="float">
            <text:p>7,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O7]-[.P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([.C8]-[.E8]-[.F8])/([.C8]-[.E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51" calcext:value-type="float">
            <text:p>151</text:p>
          </table:table-cell>
          <table:table-cell table:formula="of:=IF([.C8]=0;0;[.$B$47]*[.$B8]+[.E8]*[.$B$48]+[.F8]*[.$B$49]+[.F8]*[.$B$47]*[.B8])" office:value-type="float" office:value="37.75" calcext:value-type="float">
            <text:p>37,8</text:p>
          </table:table-cell>
          <table:table-cell office:value-type="float" office:value="3" calcext:value-type="float">
            <text:p>3</text:p>
          </table:table-cell>
          <table:table-cell table:formula="of:=[.C8]-[.P8]" office:value-type="float" office:value="151" calcext:value-type="float">
            <text:p>151</text:p>
          </table:table-cell>
          <table:table-cell table:formula="of:=([.I8]-[.K8]-[.L8])/([.I8]-[.K8])" office:value-type="float" office:value="0.913907284768212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N8]+[.Q8]" office:value-type="float" office:value="13" calcext:value-type="float">
            <text:p>13</text:p>
          </table:table-cell>
          <table:table-cell table:formula="of:=IF([.I8]=0;0;[.$B$47]*[.$H8]+[.K8]*[.$B$48]+[.L8]*[.$B$49]+[.L8]*[.$B$47]*[.$H8])" office:value-type="float" office:value="3.250349986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O8]-[.P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table:formula="of:=([.C9]-[.E9]-[.F9])/([.C9]-[.E9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421" calcext:value-type="float">
            <text:p>2421</text:p>
          </table:table-cell>
          <table:table-cell table:formula="of:=IF([.C9]=0;0;[.$B$47]*[.$B9]+[.E9]*[.$B$48]+[.F9]*[.$B$49]+[.F9]*[.$B$47]*[.B9])" office:value-type="float" office:value="605.25" calcext:value-type="float">
            <text:p>605,3</text:p>
          </table:table-cell>
          <table:table-cell office:value-type="float" office:value="17" calcext:value-type="float">
            <text:p>17</text:p>
          </table:table-cell>
          <table:table-cell table:formula="of:=[.C9]-[.P9]" office:value-type="float" office:value="2420" calcext:value-type="float">
            <text:p>2420</text:p>
          </table:table-cell>
          <table:table-cell table:formula="of:=([.I9]-[.K9]-[.L9])/([.I9]-[.K9])" office:value-type="float" office:value="0.879338842975207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N9]+[.Q9]" office:value-type="float" office:value="292" calcext:value-type="float">
            <text:p>292</text:p>
          </table:table-cell>
          <table:table-cell table:formula="of:=IF([.I9]=0;0;[.$B$47]*[.$H9]+[.K9]*[.$B$48]+[.L9]*[.$B$49]+[.L9]*[.$B$47]*[.$H9])" office:value-type="float" office:value="73.041506673" calcext:value-type="float">
            <text:p>73,0</text:p>
          </table:table-cell>
          <table:table-cell office:value-type="float" office:value="129" calcext:value-type="float">
            <text:p>12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O9]-[.P9]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formula="of:=([.C10]-[.E10]-[.F10])/([.C10]-[.E10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496" calcext:value-type="float">
            <text:p>496</text:p>
          </table:table-cell>
          <table:table-cell table:formula="of:=IF([.C10]=0;0;[.$B$47]*[.$B10]+[.E10]*[.$B$48]+[.F10]*[.$B$49]+[.F10]*[.$B$47]*[.B10])" office:value-type="float" office:value="124" calcext:value-type="float">
            <text:p>124,0</text:p>
          </table:table-cell>
          <table:table-cell office:value-type="float" office:value="2" calcext:value-type="float">
            <text:p>2</text:p>
          </table:table-cell>
          <table:table-cell table:formula="of:=[.C10]-[.P10]" office:value-type="float" office:value="496" calcext:value-type="float">
            <text:p>496</text:p>
          </table:table-cell>
          <table:table-cell table:formula="of:=([.I10]-[.K10]-[.L10])/([.I10]-[.K10])" office:value-type="float" office:value="0.774193548387097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table:formula="of:=[.N10]+[.Q10]" office:value-type="float" office:value="112" calcext:value-type="float">
            <text:p>112</text:p>
          </table:table-cell>
          <table:table-cell table:formula="of:=IF([.I10]=0;0;[.$B$47]*[.$H10]+[.K10]*[.$B$48]+[.L10]*[.$B$49]+[.L10]*[.$B$47]*[.$H10])" office:value-type="float" office:value="28.001883258" calcext:value-type="float">
            <text:p>28,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O10]-[.P10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formula="of:=([.C11]-[.E11]-[.F11])/([.C11]-[.E11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98" calcext:value-type="float">
            <text:p>198</text:p>
          </table:table-cell>
          <table:table-cell table:formula="of:=IF([.C11]=0;0;[.$B$47]*[.$B11]+[.E11]*[.$B$48]+[.F11]*[.$B$49]+[.F11]*[.$B$47]*[.B11])" office:value-type="float" office:value="49.5" calcext:value-type="float">
            <text:p>49,5</text:p>
          </table:table-cell>
          <table:table-cell office:value-type="float" office:value="2" calcext:value-type="float">
            <text:p>2</text:p>
          </table:table-cell>
          <table:table-cell table:formula="of:=[.C11]-[.P11]" office:value-type="float" office:value="198" calcext:value-type="float">
            <text:p>198</text:p>
          </table:table-cell>
          <table:table-cell table:formula="of:=([.I11]-[.K11]-[.L11])/([.I11]-[.K11])" office:value-type="float" office:value="0.702020202020202" calcext:value-type="float">
            <text:p>0,70</text:p>
          </table:table-cell>
          <table:table-cell office:value-type="float" office:value="0" calcext:value-type="float">
            <text:p>0</text:p>
          </table:table-cell>
          <table:table-cell table:formula="of:=[.N11]+[.Q11]" office:value-type="float" office:value="59" calcext:value-type="float">
            <text:p>59</text:p>
          </table:table-cell>
          <table:table-cell table:formula="of:=IF([.I11]=0;0;[.$B$47]*[.$H11]+[.K11]*[.$B$48]+[.L11]*[.$B$49]+[.L11]*[.$B$47]*[.$H11])" office:value-type="float" office:value="14.75099996" calcext:value-type="float">
            <text:p>14,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O11]-[.P1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formula="of:=([.C12]-[.E12]-[.F12])/([.C12]-[.E12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0" calcext:value-type="float">
            <text:p>190</text:p>
          </table:table-cell>
          <table:table-cell table:formula="of:=IF([.C12]=0;0;[.$B$47]*[.$B12]+[.E12]*[.$B$48]+[.F12]*[.$B$49]+[.F12]*[.$B$47]*[.B12])" office:value-type="float" office:value="47.5" calcext:value-type="float">
            <text:p>47,5</text:p>
          </table:table-cell>
          <table:table-cell office:value-type="float" office:value="2" calcext:value-type="float">
            <text:p>2</text:p>
          </table:table-cell>
          <table:table-cell table:formula="of:=[.C12]-[.P12]" office:value-type="float" office:value="190" calcext:value-type="float">
            <text:p>190</text:p>
          </table:table-cell>
          <table:table-cell table:formula="of:=([.I12]-[.K12]-[.L12])/([.I12]-[.K12])" office:value-type="float" office:value="0.847368421052632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table:formula="of:=[.N12]+[.Q12]" office:value-type="float" office:value="29" calcext:value-type="float">
            <text:p>29</text:p>
          </table:table-cell>
          <table:table-cell table:formula="of:=IF([.I12]=0;0;[.$B$47]*[.$H12]+[.K12]*[.$B$48]+[.L12]*[.$B$49]+[.L12]*[.$B$47]*[.$H12])" office:value-type="float" office:value="7.25049998" calcext:value-type="float">
            <text:p>7,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O12]-[.P12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 table:formula="of:=([.C13]-[.E13]-[.F13])/([.C13]-[.E13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1086" calcext:value-type="float">
            <text:p>1086</text:p>
          </table:table-cell>
          <table:table-cell table:formula="of:=IF([.C13]=0;0;[.$B$47]*[.$B13]+[.E13]*[.$B$48]+[.F13]*[.$B$49]+[.F13]*[.$B$47]*[.B13])" office:value-type="float" office:value="271.5" calcext:value-type="float">
            <text:p>271,5</text:p>
          </table:table-cell>
          <table:table-cell office:value-type="float" office:value="5" calcext:value-type="float">
            <text:p>5</text:p>
          </table:table-cell>
          <table:table-cell table:formula="of:=[.C13]-[.P13]" office:value-type="float" office:value="1086" calcext:value-type="float">
            <text:p>1086</text:p>
          </table:table-cell>
          <table:table-cell table:formula="of:=([.I13]-[.K13]-[.L13])/([.I13]-[.K13])" office:value-type="float" office:value="0.9438305709023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N13]+[.Q13]" office:value-type="float" office:value="61" calcext:value-type="float">
            <text:p>61</text:p>
          </table:table-cell>
          <table:table-cell table:formula="of:=IF([.I13]=0;0;[.$B$47]*[.$H13]+[.K13]*[.$B$48]+[.L13]*[.$B$49]+[.L13]*[.$B$47]*[.$H13])" office:value-type="float" office:value="15.25258323" calcext:value-type="float">
            <text:p>15,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O13]-[.P1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 table:formula="of:=([.C14]-[.E14]-[.F14])/([.C14]-[.E14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1079" calcext:value-type="float">
            <text:p>1079</text:p>
          </table:table-cell>
          <table:table-cell table:formula="of:=IF([.C14]=0;0;[.$B$47]*[.$B14]+[.E14]*[.$B$48]+[.F14]*[.$B$49]+[.F14]*[.$B$47]*[.B14])" office:value-type="float" office:value="269.75" calcext:value-type="float">
            <text:p>269,8</text:p>
          </table:table-cell>
          <table:table-cell office:value-type="float" office:value="3" calcext:value-type="float">
            <text:p>3</text:p>
          </table:table-cell>
          <table:table-cell table:formula="of:=[.C14]-[.P14]" office:value-type="float" office:value="1077" calcext:value-type="float">
            <text:p>1077</text:p>
          </table:table-cell>
          <table:table-cell table:formula="of:=([.I14]-[.K14]-[.L14])/([.I14]-[.K14])" office:value-type="float" office:value="0.858867223769731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N14]+[.Q14]" office:value-type="float" office:value="152" calcext:value-type="float">
            <text:p>152</text:p>
          </table:table-cell>
          <table:table-cell table:formula="of:=IF([.I14]=0;0;[.$B$47]*[.$H14]+[.K14]*[.$B$48]+[.L14]*[.$B$49]+[.L14]*[.$B$47]*[.$H14])" office:value-type="float" office:value="38.003824847" calcext:value-type="float">
            <text:p>38,0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O14]-[.P14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formula="of:=([.C15]-[.E15]-[.F15])/([.C15]-[.E15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576" calcext:value-type="float">
            <text:p>576</text:p>
          </table:table-cell>
          <table:table-cell table:formula="of:=IF([.C15]=0;0;[.$B$47]*[.$B15]+[.E15]*[.$B$48]+[.F15]*[.$B$49]+[.F15]*[.$B$47]*[.B15])" office:value-type="float" office:value="144" calcext:value-type="float">
            <text:p>144,0</text:p>
          </table:table-cell>
          <table:table-cell office:value-type="float" office:value="5" calcext:value-type="float">
            <text:p>5</text:p>
          </table:table-cell>
          <table:table-cell table:formula="of:=[.C15]-[.P15]" office:value-type="float" office:value="576" calcext:value-type="float">
            <text:p>576</text:p>
          </table:table-cell>
          <table:table-cell table:formula="of:=([.I15]-[.K15]-[.L15])/([.I15]-[.K15])" office:value-type="float" office:value="0.83506944444444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N15]+[.Q15]" office:value-type="float" office:value="95" calcext:value-type="float">
            <text:p>95</text:p>
          </table:table-cell>
          <table:table-cell table:formula="of:=IF([.I15]=0;0;[.$B$47]*[.$H15]+[.K15]*[.$B$48]+[.L15]*[.$B$49]+[.L15]*[.$B$47]*[.$H15])" office:value-type="float" office:value="23.75399984" calcext:value-type="float">
            <text:p>23,8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O15]-[.P15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2821" calcext:value-type="float">
            <text:p>2821</text:p>
          </table:table-cell>
          <table:table-cell table:formula="of:=([.C16]-[.E16]-[.F16])/([.C16]-[.E16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821" calcext:value-type="float">
            <text:p>2821</text:p>
          </table:table-cell>
          <table:table-cell table:formula="of:=IF([.C16]=0;0;[.$B$47]*[.$B16]+[.E16]*[.$B$48]+[.F16]*[.$B$49]+[.F16]*[.$B$47]*[.B16])" office:value-type="float" office:value="705.25" calcext:value-type="float">
            <text:p>705,3</text:p>
          </table:table-cell>
          <table:table-cell office:value-type="float" office:value="5" calcext:value-type="float">
            <text:p>5</text:p>
          </table:table-cell>
          <table:table-cell table:formula="of:=[.C16]-[.P16]" office:value-type="float" office:value="2820" calcext:value-type="float">
            <text:p>2820</text:p>
          </table:table-cell>
          <table:table-cell table:formula="of:=([.I16]-[.K16]-[.L16])/([.I16]-[.K16])" office:value-type="float" office:value="0.939716312056738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table:formula="of:=[.N16]+[.Q16]" office:value-type="float" office:value="170" calcext:value-type="float">
            <text:p>170</text:p>
          </table:table-cell>
          <table:table-cell table:formula="of:=IF([.I16]=0;0;[.$B$47]*[.$H16]+[.K16]*[.$B$48]+[.L16]*[.$B$49]+[.L16]*[.$B$47]*[.$H16])" office:value-type="float" office:value="42.507124715" calcext:value-type="float">
            <text:p>42,5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O16]-[.P16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formula="of:=([.C17]-[.E17]-[.F17])/([.C17]-[.E17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173" calcext:value-type="float">
            <text:p>173</text:p>
          </table:table-cell>
          <table:table-cell table:formula="of:=IF([.C17]=0;0;[.$B$47]*[.$B17]+[.E17]*[.$B$48]+[.F17]*[.$B$49]+[.F17]*[.$B$47]*[.B17])" office:value-type="float" office:value="43.25" calcext:value-type="float">
            <text:p>43,3</text:p>
          </table:table-cell>
          <table:table-cell office:value-type="float" office:value="1" calcext:value-type="float">
            <text:p>1</text:p>
          </table:table-cell>
          <table:table-cell table:formula="of:=[.C17]-[.P17]" office:value-type="float" office:value="173" calcext:value-type="float">
            <text:p>173</text:p>
          </table:table-cell>
          <table:table-cell table:formula="of:=([.I17]-[.K17]-[.L17])/([.I17]-[.K17])" office:value-type="float" office:value="0.861271676300578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N17]+[.Q17]" office:value-type="float" office:value="24" calcext:value-type="float">
            <text:p>24</text:p>
          </table:table-cell>
          <table:table-cell table:formula="of:=IF([.I17]=0;0;[.$B$47]*[.$H17]+[.K17]*[.$B$48]+[.L17]*[.$B$49]+[.L17]*[.$B$47]*[.$H17])" office:value-type="float" office:value="6.000208325" calcext:value-type="float">
            <text:p>6,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O17]-[.P17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 table:formula="of:=([.C18]-[.E18]-[.F18])/([.C18]-[.E1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1132" calcext:value-type="float">
            <text:p>1132</text:p>
          </table:table-cell>
          <table:table-cell table:formula="of:=IF([.C18]=0;0;[.$B$47]*[.$B18]+[.E18]*[.$B$48]+[.F18]*[.$B$49]+[.F18]*[.$B$47]*[.B18])" office:value-type="float" office:value="283" calcext:value-type="float">
            <text:p>283,0</text:p>
          </table:table-cell>
          <table:table-cell office:value-type="float" office:value="3" calcext:value-type="float">
            <text:p>3</text:p>
          </table:table-cell>
          <table:table-cell table:formula="of:=[.C18]-[.P18]" office:value-type="float" office:value="1128" calcext:value-type="float">
            <text:p>1128</text:p>
          </table:table-cell>
          <table:table-cell table:formula="of:=([.I18]-[.K18]-[.L18])/([.I18]-[.K18])" office:value-type="float" office:value="0.733156028368794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table:formula="of:=[.N18]+[.Q18]" office:value-type="float" office:value="301" calcext:value-type="float">
            <text:p>301</text:p>
          </table:table-cell>
          <table:table-cell table:formula="of:=IF([.I18]=0;0;[.$B$47]*[.$H18]+[.K18]*[.$B$48]+[.L18]*[.$B$49]+[.L18]*[.$B$47]*[.$H18])" office:value-type="float" office:value="75.257549698" calcext:value-type="float">
            <text:p>75,3</text:p>
          </table:table-cell>
          <table:table-cell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formula="of:=[.O18]-[.P18]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table:formula="of:=([.C19]-[.E19]-[.F19])/([.C19]-[.E19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991" calcext:value-type="float">
            <text:p>991</text:p>
          </table:table-cell>
          <table:table-cell table:formula="of:=IF([.C19]=0;0;[.$B$47]*[.$B19]+[.E19]*[.$B$48]+[.F19]*[.$B$49]+[.F19]*[.$B$47]*[.B19])" office:value-type="float" office:value="247.75" calcext:value-type="float">
            <text:p>247,8</text:p>
          </table:table-cell>
          <table:table-cell office:value-type="float" office:value="3" calcext:value-type="float">
            <text:p>3</text:p>
          </table:table-cell>
          <table:table-cell table:formula="of:=[.C19]-[.P19]" office:value-type="float" office:value="991" calcext:value-type="float">
            <text:p>991</text:p>
          </table:table-cell>
          <table:table-cell table:formula="of:=([.I19]-[.K19]-[.L19])/([.I19]-[.K19])" office:value-type="float" office:value="0.924318869828456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table:formula="of:=[.N19]+[.Q19]" office:value-type="float" office:value="75" calcext:value-type="float">
            <text:p>75</text:p>
          </table:table-cell>
          <table:table-cell table:formula="of:=IF([.I19]=0;0;[.$B$47]*[.$H19]+[.K19]*[.$B$48]+[.L19]*[.$B$49]+[.L19]*[.$B$47]*[.$H19])" office:value-type="float" office:value="18.751899924" calcext:value-type="float">
            <text:p>18,8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O19]-[.P19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([.C20]-[.E20]-[.F20])/([.C20]-[.E20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151" calcext:value-type="float">
            <text:p>151</text:p>
          </table:table-cell>
          <table:table-cell table:formula="of:=IF([.C20]=0;0;[.$B$47]*[.$B20]+[.E20]*[.$B$48]+[.F20]*[.$B$49]+[.F20]*[.$B$47]*[.B20])" office:value-type="float" office:value="37.75" calcext:value-type="float">
            <text:p>37,8</text:p>
          </table:table-cell>
          <table:table-cell office:value-type="float" office:value="2" calcext:value-type="float">
            <text:p>2</text:p>
          </table:table-cell>
          <table:table-cell table:formula="of:=[.C20]-[.P20]" office:value-type="float" office:value="151" calcext:value-type="float">
            <text:p>151</text:p>
          </table:table-cell>
          <table:table-cell table:formula="of:=([.I20]-[.K20]-[.L20])/([.I20]-[.K20])" office:value-type="float" office:value="0.874172185430464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N20]+[.Q20]" office:value-type="float" office:value="19" calcext:value-type="float">
            <text:p>19</text:p>
          </table:table-cell>
          <table:table-cell table:formula="of:=IF([.I20]=0;0;[.$B$47]*[.$H20]+[.K20]*[.$B$48]+[.L20]*[.$B$49]+[.L20]*[.$B$47]*[.$H20])" office:value-type="float" office:value="4.75033332" calcext:value-type="float">
            <text:p>4,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O20]-[.P20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table:formula="of:=([.C21]-[.E21]-[.F21])/([.C21]-[.E21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61" calcext:value-type="float">
            <text:p>361</text:p>
          </table:table-cell>
          <table:table-cell table:formula="of:=IF([.C21]=0;0;[.$B$47]*[.$B21]+[.E21]*[.$B$48]+[.F21]*[.$B$49]+[.F21]*[.$B$47]*[.B21])" office:value-type="float" office:value="90.25" calcext:value-type="float">
            <text:p>90,3</text:p>
          </table:table-cell>
          <table:table-cell office:value-type="float" office:value="3" calcext:value-type="float">
            <text:p>3</text:p>
          </table:table-cell>
          <table:table-cell table:formula="of:=[.C21]-[.P21]" office:value-type="float" office:value="361" calcext:value-type="float">
            <text:p>361</text:p>
          </table:table-cell>
          <table:table-cell table:formula="of:=([.I21]-[.K21]-[.L21])/([.I21]-[.K21])" office:value-type="float" office:value="0.626038781163435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table:formula="of:=[.N21]+[.Q21]" office:value-type="float" office:value="135" calcext:value-type="float">
            <text:p>135</text:p>
          </table:table-cell>
          <table:table-cell table:formula="of:=IF([.I21]=0;0;[.$B$47]*[.$H21]+[.K21]*[.$B$48]+[.L21]*[.$B$49]+[.L21]*[.$B$47]*[.$H21])" office:value-type="float" office:value="33.753399864" calcext:value-type="float">
            <text:p>33,8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O21]-[.P21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6419" calcext:value-type="float">
            <text:p>6419</text:p>
          </table:table-cell>
          <table:table-cell table:formula="of:=([.C22]-[.E22]-[.F22])/([.C22]-[.E22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6419" calcext:value-type="float">
            <text:p>6419</text:p>
          </table:table-cell>
          <table:table-cell table:formula="of:=IF([.C22]=0;0;[.$B$47]*[.$B22]+[.E22]*[.$B$48]+[.F22]*[.$B$49]+[.F22]*[.$B$47]*[.B22])" office:value-type="float" office:value="1604.75" calcext:value-type="float">
            <text:p>1604,8</text:p>
          </table:table-cell>
          <table:table-cell office:value-type="float" office:value="10" calcext:value-type="float">
            <text:p>10</text:p>
          </table:table-cell>
          <table:table-cell table:formula="of:=[.C22]-[.P22]" office:value-type="float" office:value="6411" calcext:value-type="float">
            <text:p>6411</text:p>
          </table:table-cell>
          <table:table-cell table:formula="of:=([.I22]-[.K22]-[.L22])/([.I22]-[.K22])" office:value-type="float" office:value="0.81110591171424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N22]+[.Q22]" office:value-type="float" office:value="1211" calcext:value-type="float">
            <text:p>1211</text:p>
          </table:table-cell>
          <table:table-cell table:formula="of:=IF([.I22]=0;0;[.$B$47]*[.$H22]+[.K22]*[.$B$48]+[.L22]*[.$B$49]+[.L22]*[.$B$47]*[.$H22])" office:value-type="float" office:value="302.85099596" calcext:value-type="float">
            <text:p>302,9</text:p>
          </table:table-cell>
          <table:table-cell office:value-type="float" office:value="174" calcext:value-type="float">
            <text:p>174</text:p>
          </table:table-cell>
          <table:table-cell office:value-type="float" office:value="1045" calcext:value-type="float">
            <text:p>1045</text:p>
          </table:table-cell>
          <table:table-cell office:value-type="float" office:value="8" calcext:value-type="float">
            <text:p>8</text:p>
          </table:table-cell>
          <table:table-cell table:formula="of:=[.O22]-[.P22]"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formula="of:=([.C23]-[.E23]-[.F23])/([.C23]-[.E23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68" calcext:value-type="float">
            <text:p>268</text:p>
          </table:table-cell>
          <table:table-cell table:formula="of:=IF([.C23]=0;0;[.$B$47]*[.$B23]+[.E23]*[.$B$48]+[.F23]*[.$B$49]+[.F23]*[.$B$47]*[.B23])" office:value-type="float" office:value="67" calcext:value-type="float">
            <text:p>67,0</text:p>
          </table:table-cell>
          <table:table-cell office:value-type="float" office:value="3" calcext:value-type="float">
            <text:p>3</text:p>
          </table:table-cell>
          <table:table-cell table:formula="of:=[.C23]-[.P23]" office:value-type="float" office:value="268" calcext:value-type="float">
            <text:p>268</text:p>
          </table:table-cell>
          <table:table-cell table:formula="of:=([.I23]-[.K23]-[.L23])/([.I23]-[.K23])" office:value-type="float" office:value="0.932835820895522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N23]+[.Q23]" office:value-type="float" office:value="18" calcext:value-type="float">
            <text:p>18</text:p>
          </table:table-cell>
          <table:table-cell table:formula="of:=IF([.I23]=0;0;[.$B$47]*[.$H23]+[.K23]*[.$B$48]+[.L23]*[.$B$49]+[.L23]*[.$B$47]*[.$H23])" office:value-type="float" office:value="4.500474981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O23]-[.P2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table:formula="of:=([.C24]-[.E24]-[.F24])/([.C24]-[.E24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715" calcext:value-type="float">
            <text:p>715</text:p>
          </table:table-cell>
          <table:table-cell table:formula="of:=IF([.C24]=0;0;[.$B$47]*[.$B24]+[.E24]*[.$B$48]+[.F24]*[.$B$49]+[.F24]*[.$B$47]*[.B24])" office:value-type="float" office:value="178.75" calcext:value-type="float">
            <text:p>178,8</text:p>
          </table:table-cell>
          <table:table-cell office:value-type="float" office:value="3" calcext:value-type="float">
            <text:p>3</text:p>
          </table:table-cell>
          <table:table-cell table:formula="of:=[.C24]-[.P24]" office:value-type="float" office:value="714" calcext:value-type="float">
            <text:p>714</text:p>
          </table:table-cell>
          <table:table-cell table:formula="of:=([.I24]-[.K24]-[.L24])/([.I24]-[.K24])" office:value-type="float" office:value="0.876750700280112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N24]+[.Q24]" office:value-type="float" office:value="88" calcext:value-type="float">
            <text:p>88</text:p>
          </table:table-cell>
          <table:table-cell table:formula="of:=IF([.I24]=0;0;[.$B$47]*[.$H24]+[.K24]*[.$B$48]+[.L24]*[.$B$49]+[.L24]*[.$B$47]*[.$H24])" office:value-type="float" office:value="22.002224911" calcext:value-type="float">
            <text:p>22,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O24]-[.P24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  <table:table-cell table:formula="of:=([.C25]-[.E25]-[.F25])/([.C25]-[.E25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4336" calcext:value-type="float">
            <text:p>4336</text:p>
          </table:table-cell>
          <table:table-cell table:formula="of:=IF([.C25]=0;0;[.$B$47]*[.$B25]+[.E25]*[.$B$48]+[.F25]*[.$B$49]+[.F25]*[.$B$47]*[.B25])" office:value-type="float" office:value="1084" calcext:value-type="float">
            <text:p>1084,0</text:p>
          </table:table-cell>
          <table:table-cell office:value-type="float" office:value="14" calcext:value-type="float">
            <text:p>14</text:p>
          </table:table-cell>
          <table:table-cell table:formula="of:=[.C25]-[.P25]" office:value-type="float" office:value="4312" calcext:value-type="float">
            <text:p>4312</text:p>
          </table:table-cell>
          <table:table-cell table:formula="of:=([.I25]-[.K25]-[.L25])/([.I25]-[.K25])" office:value-type="float" office:value="0.86665120593692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N25]+[.Q25]" office:value-type="float" office:value="575" calcext:value-type="float">
            <text:p>575</text:p>
          </table:table-cell>
          <table:table-cell table:formula="of:=IF([.I25]=0;0;[.$B$47]*[.$H25]+[.K25]*[.$B$48]+[.L25]*[.$B$49]+[.L25]*[.$B$47]*[.$H25])" office:value-type="float" office:value="143.817197312" calcext:value-type="float">
            <text:p>143,8</text:p>
          </table:table-cell>
          <table:table-cell office:value-type="float" office:value="60" calcext:value-type="float">
            <text:p>60</text:p>
          </table:table-cell>
          <table:table-cell office:value-type="float" office:value="539" calcext:value-type="float">
            <text:p>539</text:p>
          </table:table-cell>
          <table:table-cell office:value-type="float" office:value="24" calcext:value-type="float">
            <text:p>24</text:p>
          </table:table-cell>
          <table:table-cell table:formula="of:=[.O25]-[.P25]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4746" calcext:value-type="float">
            <text:p>4746</text:p>
          </table:table-cell>
          <table:table-cell table:formula="of:=([.C26]-[.E26]-[.F26])/([.C26]-[.E26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4746" calcext:value-type="float">
            <text:p>4746</text:p>
          </table:table-cell>
          <table:table-cell table:formula="of:=IF([.C26]=0;0;[.$B$47]*[.$B26]+[.E26]*[.$B$48]+[.F26]*[.$B$49]+[.F26]*[.$B$47]*[.B26])" office:value-type="float" office:value="1186.5" calcext:value-type="float">
            <text:p>1186,5</text:p>
          </table:table-cell>
          <table:table-cell office:value-type="float" office:value="7" calcext:value-type="float">
            <text:p>7</text:p>
          </table:table-cell>
          <table:table-cell table:formula="of:=[.C26]-[.P26]" office:value-type="float" office:value="4718" calcext:value-type="float">
            <text:p>4718</text:p>
          </table:table-cell>
          <table:table-cell table:formula="of:=([.I26]-[.K26]-[.L26])/([.I26]-[.K26])" office:value-type="float" office:value="0.835099618482408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table:formula="of:=[.N26]+[.Q26]" office:value-type="float" office:value="778" calcext:value-type="float">
            <text:p>778</text:p>
          </table:table-cell>
          <table:table-cell table:formula="of:=IF([.I26]=0;0;[.$B$47]*[.$H26]+[.K26]*[.$B$48]+[.L26]*[.$B$49]+[.L26]*[.$B$47]*[.$H26])" office:value-type="float" office:value="194.545439849" calcext:value-type="float">
            <text:p>194,5</text:p>
          </table:table-cell>
          <table:table-cell office:value-type="float" office:value="116" calcext:value-type="float">
            <text:p>116</text:p>
          </table:table-cell>
          <table:table-cell office:value-type="float" office:value="690" calcext:value-type="float">
            <text:p>690</text:p>
          </table:table-cell>
          <table:table-cell office:value-type="float" office:value="28" calcext:value-type="float">
            <text:p>28</text:p>
          </table:table-cell>
          <table:table-cell table:formula="of:=[.O26]-[.P26]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formula="of:=([.C27]-[.E27]-[.F27])/([.C27]-[.E27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469" calcext:value-type="float">
            <text:p>469</text:p>
          </table:table-cell>
          <table:table-cell table:formula="of:=IF([.C27]=0;0;[.$B$47]*[.$B27]+[.E27]*[.$B$48]+[.F27]*[.$B$49]+[.F27]*[.$B$47]*[.B27])" office:value-type="float" office:value="117.25" calcext:value-type="float">
            <text:p>117,3</text:p>
          </table:table-cell>
          <table:table-cell office:value-type="float" office:value="9" calcext:value-type="float">
            <text:p>9</text:p>
          </table:table-cell>
          <table:table-cell table:formula="of:=[.C27]-[.P27]" office:value-type="float" office:value="465" calcext:value-type="float">
            <text:p>465</text:p>
          </table:table-cell>
          <table:table-cell table:formula="of:=([.I27]-[.K27]-[.L27])/([.I27]-[.K27])" office:value-type="float" office:value="0.926881720430108" calcext:value-type="float">
            <text:p>0,93</text:p>
          </table:table-cell>
          <table:table-cell office:value-type="float" office:value="0" calcext:value-type="float">
            <text:p>0</text:p>
          </table:table-cell>
          <table:table-cell table:formula="of:=[.N27]+[.Q27]" office:value-type="float" office:value="34" calcext:value-type="float">
            <text:p>34</text:p>
          </table:table-cell>
          <table:table-cell table:formula="of:=IF([.I27]=0;0;[.$B$47]*[.$H27]+[.K27]*[.$B$48]+[.L27]*[.$B$49]+[.L27]*[.$B$47]*[.$H27])" office:value-type="float" office:value="8.50262489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[.O27]-[.P27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formula="of:=([.C28]-[.E28]-[.F28])/([.C28]-[.E2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1026" calcext:value-type="float">
            <text:p>1026</text:p>
          </table:table-cell>
          <table:table-cell table:formula="of:=IF([.C28]=0;0;[.$B$47]*[.$B28]+[.E28]*[.$B$48]+[.F28]*[.$B$49]+[.F28]*[.$B$47]*[.B28])" office:value-type="float" office:value="256.5" calcext:value-type="float">
            <text:p>256,5</text:p>
          </table:table-cell>
          <table:table-cell office:value-type="float" office:value="5" calcext:value-type="float">
            <text:p>5</text:p>
          </table:table-cell>
          <table:table-cell table:formula="of:=[.C28]-[.P28]" office:value-type="float" office:value="1026" calcext:value-type="float">
            <text:p>1026</text:p>
          </table:table-cell>
          <table:table-cell table:formula="of:=([.I28]-[.K28]-[.L28])/([.I28]-[.K28])" office:value-type="float" office:value="0.91130604288499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N28]+[.Q28]" office:value-type="float" office:value="91" calcext:value-type="float">
            <text:p>91</text:p>
          </table:table-cell>
          <table:table-cell table:formula="of:=IF([.I28]=0;0;[.$B$47]*[.$H28]+[.K28]*[.$B$48]+[.L28]*[.$B$49]+[.L28]*[.$B$47]*[.$H28])" office:value-type="float" office:value="22.75383318" calcext:value-type="float">
            <text:p>22,8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O28]-[.P2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formula="of:=([.C29]-[.E29]-[.F29])/([.C29]-[.E29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555" calcext:value-type="float">
            <text:p>555</text:p>
          </table:table-cell>
          <table:table-cell table:formula="of:=IF([.C29]=0;0;[.$B$47]*[.$B29]+[.E29]*[.$B$48]+[.F29]*[.$B$49]+[.F29]*[.$B$47]*[.B29])" office:value-type="float" office:value="138.75" calcext:value-type="float">
            <text:p>138,8</text:p>
          </table:table-cell>
          <table:table-cell office:value-type="float" office:value="3" calcext:value-type="float">
            <text:p>3</text:p>
          </table:table-cell>
          <table:table-cell table:formula="of:=[.C29]-[.P29]" office:value-type="float" office:value="555" calcext:value-type="float">
            <text:p>555</text:p>
          </table:table-cell>
          <table:table-cell table:formula="of:=([.I29]-[.K29]-[.L29])/([.I29]-[.K29])" office:value-type="float" office:value="0.893693693693694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table:formula="of:=[.N29]+[.Q29]" office:value-type="float" office:value="59" calcext:value-type="float">
            <text:p>59</text:p>
          </table:table-cell>
          <table:table-cell table:formula="of:=IF([.I29]=0;0;[.$B$47]*[.$H29]+[.K29]*[.$B$48]+[.L29]*[.$B$49]+[.L29]*[.$B$47]*[.$H29])" office:value-type="float" office:value="14.75149994" calcext:value-type="float">
            <text:p>14,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O29]-[.P29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11101" calcext:value-type="float">
            <text:p>11101</text:p>
          </table:table-cell>
          <table:table-cell table:formula="of:=([.C30]-[.E30]-[.F30])/([.C30]-[.E30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11101" calcext:value-type="float">
            <text:p>11101</text:p>
          </table:table-cell>
          <table:table-cell table:formula="of:=IF([.C30]=0;0;[.$B$47]*[.$B30]+[.E30]*[.$B$48]+[.F30]*[.$B$49]+[.F30]*[.$B$47]*[.B30])" office:value-type="float" office:value="2775.25" calcext:value-type="float">
            <text:p>2775,3</text:p>
          </table:table-cell>
          <table:table-cell office:value-type="float" office:value="23" calcext:value-type="float">
            <text:p>23</text:p>
          </table:table-cell>
          <table:table-cell table:formula="of:=[.C30]-[.P30]" office:value-type="float" office:value="11101" calcext:value-type="float">
            <text:p>11101</text:p>
          </table:table-cell>
          <table:table-cell table:formula="of:=([.I30]-[.K30]-[.L30])/([.I30]-[.K30])" office:value-type="float" office:value="0.906765156292226" calcext:value-type="float">
            <text:p>0,91</text:p>
          </table:table-cell>
          <table:table-cell office:value-type="float" office:value="0" calcext:value-type="float">
            <text:p>0</text:p>
          </table:table-cell>
          <table:table-cell table:formula="of:=[.N30]+[.Q30]" office:value-type="float" office:value="1035" calcext:value-type="float">
            <text:p>1035</text:p>
          </table:table-cell>
          <table:table-cell table:formula="of:=IF([.I30]=0;0;[.$B$47]*[.$H30]+[.K30]*[.$B$48]+[.L30]*[.$B$49]+[.L30]*[.$B$47]*[.$H30])" office:value-type="float" office:value="258.948558724" calcext:value-type="float">
            <text:p>258,9</text:p>
          </table:table-cell>
          <table:table-cell office:value-type="float" office:value="569" calcext:value-type="float">
            <text:p>569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O30]-[.P30]"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2109" calcext:value-type="float">
            <text:p>2109</text:p>
          </table:table-cell>
          <table:table-cell table:formula="of:=([.C31]-[.E31]-[.F31])/([.C31]-[.E31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109" calcext:value-type="float">
            <text:p>2109</text:p>
          </table:table-cell>
          <table:table-cell table:formula="of:=IF([.C31]=0;0;[.$B$47]*[.$B31]+[.E31]*[.$B$48]+[.F31]*[.$B$49]+[.F31]*[.$B$47]*[.B31])" office:value-type="float" office:value="527.25" calcext:value-type="float">
            <text:p>527,3</text:p>
          </table:table-cell>
          <table:table-cell office:value-type="float" office:value="11" calcext:value-type="float">
            <text:p>11</text:p>
          </table:table-cell>
          <table:table-cell table:formula="of:=[.C31]-[.P31]" office:value-type="float" office:value="2093" calcext:value-type="float">
            <text:p>2093</text:p>
          </table:table-cell>
          <table:table-cell table:formula="of:=([.I31]-[.K31]-[.L31])/([.I31]-[.K31])" office:value-type="float" office:value="0.864787386526517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table:formula="of:=[.N31]+[.Q31]" office:value-type="float" office:value="283" calcext:value-type="float">
            <text:p>283</text:p>
          </table:table-cell>
          <table:table-cell table:formula="of:=IF([.I31]=0;0;[.$B$47]*[.$H31]+[.K31]*[.$B$48]+[.L31]*[.$B$49]+[.L31]*[.$B$47]*[.$H31])" office:value-type="float" office:value="70.776032292" calcext:value-type="float">
            <text:p>70,8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[.O31]-[.P31]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table:formula="of:=([.C32]-[.E32]-[.F32])/([.C32]-[.E32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627" calcext:value-type="float">
            <text:p>2627</text:p>
          </table:table-cell>
          <table:table-cell table:formula="of:=IF([.C32]=0;0;[.$B$47]*[.$B32]+[.E32]*[.$B$48]+[.F32]*[.$B$49]+[.F32]*[.$B$47]*[.B32])" office:value-type="float" office:value="656.75" calcext:value-type="float">
            <text:p>656,8</text:p>
          </table:table-cell>
          <table:table-cell office:value-type="float" office:value="15" calcext:value-type="float">
            <text:p>15</text:p>
          </table:table-cell>
          <table:table-cell table:formula="of:=[.C32]-[.P32]" office:value-type="float" office:value="2601" calcext:value-type="float">
            <text:p>2601</text:p>
          </table:table-cell>
          <table:table-cell table:formula="of:=([.I32]-[.K32]-[.L32])/([.I32]-[.K32])" office:value-type="float" office:value="0.795463283352557" calcext:value-type="float">
            <text:p>0,80</text:p>
          </table:table-cell>
          <table:table-cell office:value-type="float" office:value="0" calcext:value-type="float">
            <text:p>0</text:p>
          </table:table-cell>
          <table:table-cell table:formula="of:=[.N32]+[.Q32]" office:value-type="float" office:value="532" calcext:value-type="float">
            <text:p>532</text:p>
          </table:table-cell>
          <table:table-cell table:formula="of:=IF([.I32]=0;0;[.$B$47]*[.$H32]+[.K32]*[.$B$48]+[.L32]*[.$B$49]+[.L32]*[.$B$47]*[.$H32])" office:value-type="float" office:value="133.066622335" calcext:value-type="float">
            <text:p>133,1</text:p>
          </table:table-cell>
          <table:table-cell office:value-type="float" office:value="141" calcext:value-type="float">
            <text:p>141</text:p>
          </table:table-cell>
          <table:table-cell office:value-type="float" office:value="417" calcext:value-type="float">
            <text:p>417</text:p>
          </table:table-cell>
          <table:table-cell office:value-type="float" office:value="26" calcext:value-type="float">
            <text:p>26</text:p>
          </table:table-cell>
          <table:table-cell table:formula="of:=[.O32]-[.P32]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formula="of:=([.C33]-[.E33]-[.F33])/([.C33]-[.E33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461" calcext:value-type="float">
            <text:p>461</text:p>
          </table:table-cell>
          <table:table-cell table:formula="of:=IF([.C33]=0;0;[.$B$47]*[.$B33]+[.E33]*[.$B$48]+[.F33]*[.$B$49]+[.F33]*[.$B$47]*[.B33])" office:value-type="float" office:value="115.25" calcext:value-type="float">
            <text:p>115,3</text:p>
          </table:table-cell>
          <table:table-cell office:value-type="float" office:value="6" calcext:value-type="float">
            <text:p>6</text:p>
          </table:table-cell>
          <table:table-cell table:formula="of:=[.C33]-[.P33]" office:value-type="float" office:value="452" calcext:value-type="float">
            <text:p>452</text:p>
          </table:table-cell>
          <table:table-cell table:formula="of:=([.I33]-[.K33]-[.L33])/([.I33]-[.K33])" office:value-type="float" office:value="0.896017699115044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table:formula="of:=[.N33]+[.Q33]" office:value-type="float" office:value="47" calcext:value-type="float">
            <text:p>47</text:p>
          </table:table-cell>
          <table:table-cell table:formula="of:=IF([.I33]=0;0;[.$B$47]*[.$H33]+[.K33]*[.$B$48]+[.L33]*[.$B$49]+[.L33]*[.$B$47]*[.$H33])" office:value-type="float" office:value="11.752399904" calcext:value-type="float">
            <text:p>11,8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[.O33]-[.P3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table:formula="of:=([.C34]-[.E34]-[.F34])/([.C34]-[.E34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884" calcext:value-type="float">
            <text:p>884</text:p>
          </table:table-cell>
          <table:table-cell table:formula="of:=IF([.C34]=0;0;[.$B$47]*[.$B34]+[.E34]*[.$B$48]+[.F34]*[.$B$49]+[.F34]*[.$B$47]*[.B34])" office:value-type="float" office:value="221" calcext:value-type="float">
            <text:p>221,0</text:p>
          </table:table-cell>
          <table:table-cell office:value-type="float" office:value="2" calcext:value-type="float">
            <text:p>2</text:p>
          </table:table-cell>
          <table:table-cell table:formula="of:=[.C34]-[.P34]" office:value-type="float" office:value="882" calcext:value-type="float">
            <text:p>882</text:p>
          </table:table-cell>
          <table:table-cell table:formula="of:=([.I34]-[.K34]-[.L34])/([.I34]-[.K34])" office:value-type="float" office:value="0.806122448979592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N34]+[.Q34]" office:value-type="float" office:value="171" calcext:value-type="float">
            <text:p>171</text:p>
          </table:table-cell>
          <table:table-cell table:formula="of:=IF([.I34]=0;0;[.$B$47]*[.$H34]+[.K34]*[.$B$48]+[.L34]*[.$B$49]+[.L34]*[.$B$47]*[.$H34])" office:value-type="float" office:value="42.752866552" calcext:value-type="float">
            <text:p>42,8</text:p>
          </table:table-cell>
          <table:table-cell office:value-type="float" office:value="56" calcext:value-type="float">
            <text:p>56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O34]-[.P34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([.C35]-[.E35]-[.F35])/([.C35]-[.E35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165" calcext:value-type="float">
            <text:p>165</text:p>
          </table:table-cell>
          <table:table-cell table:formula="of:=IF([.C35]=0;0;[.$B$47]*[.$B35]+[.E35]*[.$B$48]+[.F35]*[.$B$49]+[.F35]*[.$B$47]*[.B35])" office:value-type="float" office:value="41.25" calcext:value-type="float">
            <text:p>41,3</text:p>
          </table:table-cell>
          <table:table-cell office:value-type="float" office:value="3" calcext:value-type="float">
            <text:p>3</text:p>
          </table:table-cell>
          <table:table-cell table:formula="of:=[.C35]-[.P35]" office:value-type="float" office:value="165" calcext:value-type="float">
            <text:p>165</text:p>
          </table:table-cell>
          <table:table-cell table:formula="of:=([.I35]-[.K35]-[.L35])/([.I35]-[.K35])" office:value-type="float" office:value="0.806060606060606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table:formula="of:=[.N35]+[.Q35]" office:value-type="float" office:value="32" calcext:value-type="float">
            <text:p>32</text:p>
          </table:table-cell>
          <table:table-cell table:formula="of:=IF([.I35]=0;0;[.$B$47]*[.$H35]+[.K35]*[.$B$48]+[.L35]*[.$B$49]+[.L35]*[.$B$47]*[.$H35])" office:value-type="float" office:value="8.000824967" calcext:value-type="float">
            <text:p>8,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O35]-[.P35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2384" calcext:value-type="float">
            <text:p>2384</text:p>
          </table:table-cell>
          <table:table-cell table:formula="of:=([.C36]-[.E36]-[.F36])/([.C36]-[.E36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384" calcext:value-type="float">
            <text:p>2384</text:p>
          </table:table-cell>
          <table:table-cell table:formula="of:=IF([.C36]=0;0;[.$B$47]*[.$B36]+[.E36]*[.$B$48]+[.F36]*[.$B$49]+[.F36]*[.$B$47]*[.B36])" office:value-type="float" office:value="596" calcext:value-type="float">
            <text:p>596,0</text:p>
          </table:table-cell>
          <table:table-cell office:value-type="float" office:value="14" calcext:value-type="float">
            <text:p>14</text:p>
          </table:table-cell>
          <table:table-cell table:formula="of:=[.C36]-[.P36]" office:value-type="float" office:value="2380" calcext:value-type="float">
            <text:p>2380</text:p>
          </table:table-cell>
          <table:table-cell table:formula="of:=([.I36]-[.K36]-[.L36])/([.I36]-[.K36])" office:value-type="float" office:value="0.716386554621849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table:formula="of:=[.N36]+[.Q36]" office:value-type="float" office:value="675" calcext:value-type="float">
            <text:p>675</text:p>
          </table:table-cell>
          <table:table-cell table:formula="of:=IF([.I36]=0;0;[.$B$47]*[.$H36]+[.K36]*[.$B$48]+[.L36]*[.$B$49]+[.L36]*[.$B$47]*[.$H36])" office:value-type="float" office:value="168.828863512" calcext:value-type="float">
            <text:p>168,8</text:p>
          </table:table-cell>
          <table:table-cell office:value-type="float" office:value="260" calcext:value-type="float">
            <text:p>260</text:p>
          </table:table-cell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</text:p>
          </table:table-cell>
          <table:table-cell table:formula="of:=[.O36]-[.P36]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table:formula="of:=([.C37]-[.E37]-[.F37])/([.C37]-[.E37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629" calcext:value-type="float">
            <text:p>629</text:p>
          </table:table-cell>
          <table:table-cell table:formula="of:=IF([.C37]=0;0;[.$B$47]*[.$B37]+[.E37]*[.$B$48]+[.F37]*[.$B$49]+[.F37]*[.$B$47]*[.B37])" office:value-type="float" office:value="157.25" calcext:value-type="float">
            <text:p>157,3</text:p>
          </table:table-cell>
          <table:table-cell office:value-type="float" office:value="4" calcext:value-type="float">
            <text:p>4</text:p>
          </table:table-cell>
          <table:table-cell table:formula="of:=[.C37]-[.P37]" office:value-type="float" office:value="628" calcext:value-type="float">
            <text:p>628</text:p>
          </table:table-cell>
          <table:table-cell table:formula="of:=([.I37]-[.K37]-[.L37])/([.I37]-[.K37])" office:value-type="float" office:value="0.877388535031847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N37]+[.Q37]" office:value-type="float" office:value="77" calcext:value-type="float">
            <text:p>77</text:p>
          </table:table-cell>
          <table:table-cell table:formula="of:=IF([.I37]=0;0;[.$B$47]*[.$H37]+[.K37]*[.$B$48]+[.L37]*[.$B$49]+[.L37]*[.$B$47]*[.$H37])" office:value-type="float" office:value="19.252599896" calcext:value-type="float">
            <text:p>19,3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O37]-[.P37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6698" calcext:value-type="float">
            <text:p>6698</text:p>
          </table:table-cell>
          <table:table-cell table:formula="of:=([.C38]-[.E38]-[.F38])/([.C38]-[.E38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6698" calcext:value-type="float">
            <text:p>6698</text:p>
          </table:table-cell>
          <table:table-cell table:formula="of:=IF([.C38]=0;0;[.$B$47]*[.$B38]+[.E38]*[.$B$48]+[.F38]*[.$B$49]+[.F38]*[.$B$47]*[.B38])" office:value-type="float" office:value="1674.5" calcext:value-type="float">
            <text:p>1674,5</text:p>
          </table:table-cell>
          <table:table-cell office:value-type="float" office:value="11" calcext:value-type="float">
            <text:p>11</text:p>
          </table:table-cell>
          <table:table-cell table:formula="of:=[.C38]-[.P38]" office:value-type="float" office:value="6698" calcext:value-type="float">
            <text:p>6698</text:p>
          </table:table-cell>
          <table:table-cell table:formula="of:=([.I38]-[.K38]-[.L38])/([.I38]-[.K38])" office:value-type="float" office:value="0.903404001194386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table:formula="of:=[.N38]+[.Q38]" office:value-type="float" office:value="647" calcext:value-type="float">
            <text:p>647</text:p>
          </table:table-cell>
          <table:table-cell table:formula="of:=IF([.I38]=0;0;[.$B$47]*[.$H38]+[.K38]*[.$B$48]+[.L38]*[.$B$49]+[.L38]*[.$B$47]*[.$H38])" office:value-type="float" office:value="161.809397624" calcext:value-type="float">
            <text:p>161,8</text:p>
          </table:table-cell>
          <table:table-cell office:value-type="float" office:value="238" calcext:value-type="float">
            <text:p>238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formula="of:=[.O38]-[.P38]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formula="of:=([.C39]-[.E39]-[.F39])/([.C39]-[.E39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599" calcext:value-type="float">
            <text:p>599</text:p>
          </table:table-cell>
          <table:table-cell table:formula="of:=IF([.C39]=0;0;[.$B$47]*[.$B39]+[.E39]*[.$B$48]+[.F39]*[.$B$49]+[.F39]*[.$B$47]*[.B39])" office:value-type="float" office:value="149.75" calcext:value-type="float">
            <text:p>149,8</text:p>
          </table:table-cell>
          <table:table-cell office:value-type="float" office:value="3" calcext:value-type="float">
            <text:p>3</text:p>
          </table:table-cell>
          <table:table-cell table:formula="of:=[.C39]-[.P39]" office:value-type="float" office:value="598" calcext:value-type="float">
            <text:p>598</text:p>
          </table:table-cell>
          <table:table-cell table:formula="of:=([.I39]-[.K39]-[.L39])/([.I39]-[.K39])" office:value-type="float" office:value="0.867892976588629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table:formula="of:=[.N39]+[.Q39]" office:value-type="float" office:value="79" calcext:value-type="float">
            <text:p>79</text:p>
          </table:table-cell>
          <table:table-cell table:formula="of:=IF([.I39]=0;0;[.$B$47]*[.$H39]+[.K39]*[.$B$48]+[.L39]*[.$B$49]+[.L39]*[.$B$47]*[.$H39])" office:value-type="float" office:value="19.75199992" calcext:value-type="float">
            <text:p>19,8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O39]-[.P3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formula="of:=([.C40]-[.E40]-[.F40])/([.C40]-[.E40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46" calcext:value-type="float">
            <text:p>246</text:p>
          </table:table-cell>
          <table:table-cell table:formula="of:=IF([.C40]=0;0;[.$B$47]*[.$B40]+[.E40]*[.$B$48]+[.F40]*[.$B$49]+[.F40]*[.$B$47]*[.B40])" office:value-type="float" office:value="61.5" calcext:value-type="float">
            <text:p>61,5</text:p>
          </table:table-cell>
          <table:table-cell office:value-type="float" office:value="2" calcext:value-type="float">
            <text:p>2</text:p>
          </table:table-cell>
          <table:table-cell table:formula="of:=[.C40]-[.P40]" office:value-type="float" office:value="245" calcext:value-type="float">
            <text:p>245</text:p>
          </table:table-cell>
          <table:table-cell table:formula="of:=([.I40]-[.K40]-[.L40])/([.I40]-[.K40])" office:value-type="float" office:value="0.608163265306122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table:formula="of:=[.N40]+[.Q40]" office:value-type="float" office:value="96" calcext:value-type="float">
            <text:p>96</text:p>
          </table:table-cell>
          <table:table-cell table:formula="of:=IF([.I40]=0;0;[.$B$47]*[.$H40]+[.K40]*[.$B$48]+[.L40]*[.$B$49]+[.L40]*[.$B$47]*[.$H40])" office:value-type="float" office:value="24.001616602" calcext:value-type="float">
            <text:p>24,0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O40]-[.P40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4855" calcext:value-type="float">
            <text:p>4855</text:p>
          </table:table-cell>
          <table:table-cell table:formula="of:=([.C41]-[.E41]-[.F41])/([.C41]-[.E41])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4855" calcext:value-type="float">
            <text:p>4855</text:p>
          </table:table-cell>
          <table:table-cell table:formula="of:=IF([.C41]=0;0;[.$B$47]*[.$B41]+[.E41]*[.$B$48]+[.F41]*[.$B$49]+[.F41]*[.$B$47]*[.B41])" office:value-type="float" office:value="1213.75" calcext:value-type="float">
            <text:p>1213,8</text:p>
          </table:table-cell>
          <table:table-cell office:value-type="float" office:value="8" calcext:value-type="float">
            <text:p>8</text:p>
          </table:table-cell>
          <table:table-cell table:formula="of:=[.C41]-[.P41]" office:value-type="float" office:value="4851" calcext:value-type="float">
            <text:p>4851</text:p>
          </table:table-cell>
          <table:table-cell table:formula="of:=([.I41]-[.K41]-[.L41])/([.I41]-[.K41])" office:value-type="float" office:value="0.897753040610184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table:formula="of:=[.N41]+[.Q41]" office:value-type="float" office:value="496" calcext:value-type="float">
            <text:p>496</text:p>
          </table:table-cell>
          <table:table-cell table:formula="of:=IF([.I41]=0;0;[.$B$47]*[.$H41]+[.K41]*[.$B$48]+[.L41]*[.$B$49]+[.L41]*[.$B$47]*[.$H41])" office:value-type="float" office:value="124.033132008" calcext:value-type="float">
            <text:p>124,0</text:p>
          </table:table-cell>
          <table:table-cell office:value-type="float" office:value="157" calcext:value-type="float">
            <text:p>157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table:formula="of:=[.O41]-[.P41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41])" office:value-type="float" office:value="0" calcext:value-type="float">
            <text:p>0</text:p>
          </table:table-cell>
          <table:table-cell table:formula="of:=SUM([.C3:.C41])" office:value-type="float" office:value="66518" calcext:value-type="float">
            <text:p>66518</text:p>
          </table:table-cell>
          <table:table-cell table:formula="of:=([.C42]-[.E42]-[.F42])/([.C42]-[.E42])" office:value-type="float" office:value="0" calcext:value-type="float">
            <text:p>0,00</text:p>
          </table:table-cell>
          <table:table-cell table:style-name="ce3" table:formula="of:=SUM([.E3:.E41])" office:value-type="float" office:value="0" calcext:value-type="float">
            <text:p>0</text:p>
          </table:table-cell>
          <table:table-cell table:formula="of:=SUM([.F3:.F41])" office:value-type="float" office:value="66518" calcext:value-type="float">
            <text:p>66518</text:p>
          </table:table-cell>
          <table:table-cell table:formula="of:=IF([.C42]=0;0;[.$B$47]*[.$B42]+[.E42]*[.$B$48]+[.F42]*[.$B$49]+[.F42]*[.$B$47]*[.B42])" office:value-type="float" office:value="16629.5" calcext:value-type="float">
            <text:p>16629,5</text:p>
          </table:table-cell>
          <table:table-cell table:formula="of:=SUM([.H3:.H41])" office:value-type="float" office:value="232" calcext:value-type="float">
            <text:p>232</text:p>
          </table:table-cell>
          <table:table-cell table:formula="of:=SUM([.I3:.I41])" office:value-type="float" office:value="66372" calcext:value-type="float">
            <text:p>66372</text:p>
          </table:table-cell>
          <table:table-cell table:formula="of:=([.I42]-[.K42]-[.L42])/([.I42]-[.K42])" office:value-type="float" office:value="0.86079973482794" calcext:value-type="float">
            <text:p>0,86</text:p>
          </table:table-cell>
          <table:table-cell table:style-name="ce3" table:formula="of:=SUM([.K3:.K41])" office:value-type="float" office:value="0" calcext:value-type="float">
            <text:p>0</text:p>
          </table:table-cell>
          <table:table-cell table:formula="of:=SUM([.L3:.L41])" office:value-type="float" office:value="9239" calcext:value-type="float">
            <text:p>9239</text:p>
          </table:table-cell>
          <table:table-cell table:formula="of:=IF([.I42]=0;0;[.$B$47]*[.$H42]+[.K42]*[.$B$48]+[.L42]*[.$B$49]+[.L42]*[.$B$47]*[.$H42])" office:value-type="float" office:value="2327.61328544" calcext:value-type="float">
            <text:p>2327,6</text:p>
          </table:table-cell>
          <table:table-cell/>
          <table:table-cell table:formula="of:=SUM([.O3:.O41])" office:value-type="float" office:value="6344" calcext:value-type="float">
            <text:p>6344</text:p>
          </table:table-cell>
          <table:table-cell table:style-name="ce3" table:formula="of:=SUM([.P3:.P41])" office:value-type="float" office:value="146" calcext:value-type="float">
            <text:p>146</text:p>
          </table:table-cell>
          <table:table-cell table:formula="of:=SUM([.Q3:.Q41])" office:value-type="float" office:value="6198" calcext:value-type="float">
            <text:p>6198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%Eq</text:p>
          </table:table-cell>
          <table:table-cell table:formula="of:=(7.1/100)" office:value-type="float" office:value="0.071" calcext:value-type="float">
            <text:p>0,07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_eq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_new</text:p>
          </table:table-cell>
          <table:table-cell office:value-type="float" office:value="0.25" calcext:value-type="float">
            <text:p>0,2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</table:table>
      <table:table table:name="24-mtb-SSDLxALL_2" table:style-name="ta1">
        <table:table-column table:style-name="co10" table:default-cell-style-name="Default"/>
        <table:table-column table:style-name="co19" table:default-cell-style-name="ce2"/>
        <table:table-column table:style-name="co20" table:default-cell-style-name="ce2"/>
        <table:table-row table:style-name="ro1">
          <table:table-cell office:value-type="string" calcext:value-type="string">
            <text:p>PROG</text:p>
          </table:table-cell>
          <table:table-cell table:style-name="Default" office:value-type="string" calcext:value-type="string">
            <text:p>MTD_0</text:p>
          </table:table-cell>
          <table:table-cell table:style-name="Default" office:value-type="string" calcext:value-type="string">
            <text:p>MTD_SSDL-adequate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280.25" calcext:value-type="float">
            <text:p>280,3</text:p>
          </table:table-cell>
          <table:table-cell office:value-type="float" office:value="43.50874965" calcext:value-type="float">
            <text:p>43,5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222.75" calcext:value-type="float">
            <text:p>222,8</text:p>
          </table:table-cell>
          <table:table-cell office:value-type="float" office:value="45.504574817" calcext:value-type="float">
            <text:p>45,5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279.5" calcext:value-type="float">
            <text:p>279,5</text:p>
          </table:table-cell>
          <table:table-cell office:value-type="float" office:value="56.25941629" calcext:value-type="float">
            <text:p>56,3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26" calcext:value-type="float">
            <text:p>26,0</text:p>
          </table:table-cell>
          <table:table-cell office:value-type="float" office:value="16.501116622" calcext:value-type="float">
            <text:p>16,5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41.5" calcext:value-type="float">
            <text:p>41,5</text:p>
          </table:table-cell>
          <table:table-cell office:value-type="float" office:value="7.751066624" calcext:value-type="float">
            <text:p>7,8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37.75" calcext:value-type="float">
            <text:p>37,8</text:p>
          </table:table-cell>
          <table:table-cell office:value-type="float" office:value="3.250349986" calcext:value-type="float">
            <text:p>3,3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605.25" calcext:value-type="float">
            <text:p>605,3</text:p>
          </table:table-cell>
          <table:table-cell office:value-type="float" office:value="73.041506673" calcext:value-type="float">
            <text:p>73,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124" calcext:value-type="float">
            <text:p>124,0</text:p>
          </table:table-cell>
          <table:table-cell office:value-type="float" office:value="28.001883258" calcext:value-type="float">
            <text:p>28,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49.5" calcext:value-type="float">
            <text:p>49,5</text:p>
          </table:table-cell>
          <table:table-cell office:value-type="float" office:value="14.75099996" calcext:value-type="float">
            <text:p>14,8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47.5" calcext:value-type="float">
            <text:p>47,5</text:p>
          </table:table-cell>
          <table:table-cell office:value-type="float" office:value="7.25049998" calcext:value-type="float">
            <text:p>7,3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71.5" calcext:value-type="float">
            <text:p>271,5</text:p>
          </table:table-cell>
          <table:table-cell office:value-type="float" office:value="15.25258323" calcext:value-type="float">
            <text:p>15,3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269.75" calcext:value-type="float">
            <text:p>269,8</text:p>
          </table:table-cell>
          <table:table-cell office:value-type="float" office:value="38.003824847" calcext:value-type="float">
            <text:p>38,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144" calcext:value-type="float">
            <text:p>144,0</text:p>
          </table:table-cell>
          <table:table-cell office:value-type="float" office:value="23.75399984" calcext:value-type="float">
            <text:p>23,8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705.25" calcext:value-type="float">
            <text:p>705,3</text:p>
          </table:table-cell>
          <table:table-cell office:value-type="float" office:value="42.507124715" calcext:value-type="float">
            <text:p>42,5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43.25" calcext:value-type="float">
            <text:p>43,3</text:p>
          </table:table-cell>
          <table:table-cell office:value-type="float" office:value="6.000208325" calcext:value-type="float">
            <text:p>6,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283" calcext:value-type="float">
            <text:p>283,0</text:p>
          </table:table-cell>
          <table:table-cell office:value-type="float" office:value="75.257549698" calcext:value-type="float">
            <text:p>75,3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247.75" calcext:value-type="float">
            <text:p>247,8</text:p>
          </table:table-cell>
          <table:table-cell office:value-type="float" office:value="18.751899924" calcext:value-type="float">
            <text:p>18,8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37.75" calcext:value-type="float">
            <text:p>37,8</text:p>
          </table:table-cell>
          <table:table-cell office:value-type="float" office:value="4.75033332" calcext:value-type="float">
            <text:p>4,8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90.25" calcext:value-type="float">
            <text:p>90,3</text:p>
          </table:table-cell>
          <table:table-cell office:value-type="float" office:value="33.753399864" calcext:value-type="float">
            <text:p>33,8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1604.75" calcext:value-type="float">
            <text:p>1604,8</text:p>
          </table:table-cell>
          <table:table-cell office:value-type="float" office:value="302.85099596" calcext:value-type="float">
            <text:p>302,9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67" calcext:value-type="float">
            <text:p>67,0</text:p>
          </table:table-cell>
          <table:table-cell office:value-type="float" office:value="4.500474981" calcext:value-type="float">
            <text:p>4,5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178.75" calcext:value-type="float">
            <text:p>178,8</text:p>
          </table:table-cell>
          <table:table-cell office:value-type="float" office:value="22.002224911" calcext:value-type="float">
            <text:p>22,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1084" calcext:value-type="float">
            <text:p>1084,0</text:p>
          </table:table-cell>
          <table:table-cell office:value-type="float" office:value="143.817197312" calcext:value-type="float">
            <text:p>143,8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1186.5" calcext:value-type="float">
            <text:p>1186,5</text:p>
          </table:table-cell>
          <table:table-cell office:value-type="float" office:value="194.545439849" calcext:value-type="float">
            <text:p>194,5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117.25" calcext:value-type="float">
            <text:p>117,3</text:p>
          </table:table-cell>
          <table:table-cell office:value-type="float" office:value="8.502624895" calcext:value-type="float">
            <text:p>8,5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256.5" calcext:value-type="float">
            <text:p>256,5</text:p>
          </table:table-cell>
          <table:table-cell office:value-type="float" office:value="22.75383318" calcext:value-type="float">
            <text:p>22,8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138.75" calcext:value-type="float">
            <text:p>138,8</text:p>
          </table:table-cell>
          <table:table-cell office:value-type="float" office:value="14.75149994" calcext:value-type="float">
            <text:p>14,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2775.25" calcext:value-type="float">
            <text:p>2775,3</text:p>
          </table:table-cell>
          <table:table-cell office:value-type="float" office:value="258.948558724" calcext:value-type="float">
            <text:p>258,9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527.25" calcext:value-type="float">
            <text:p>527,3</text:p>
          </table:table-cell>
          <table:table-cell office:value-type="float" office:value="70.776032292" calcext:value-type="float">
            <text:p>70,8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656.75" calcext:value-type="float">
            <text:p>656,8</text:p>
          </table:table-cell>
          <table:table-cell office:value-type="float" office:value="133.066622335" calcext:value-type="float">
            <text:p>133,1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115.25" calcext:value-type="float">
            <text:p>115,3</text:p>
          </table:table-cell>
          <table:table-cell office:value-type="float" office:value="11.752399904" calcext:value-type="float">
            <text:p>11,8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221" calcext:value-type="float">
            <text:p>221,0</text:p>
          </table:table-cell>
          <table:table-cell office:value-type="float" office:value="42.752866552" calcext:value-type="float">
            <text:p>42,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41.25" calcext:value-type="float">
            <text:p>41,3</text:p>
          </table:table-cell>
          <table:table-cell office:value-type="float" office:value="8.000824967" calcext:value-type="float">
            <text:p>8,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596" calcext:value-type="float">
            <text:p>596,0</text:p>
          </table:table-cell>
          <table:table-cell office:value-type="float" office:value="168.828863512" calcext:value-type="float">
            <text:p>168,8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157.25" calcext:value-type="float">
            <text:p>157,3</text:p>
          </table:table-cell>
          <table:table-cell office:value-type="float" office:value="19.252599896" calcext:value-type="float">
            <text:p>19,3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1674.5" calcext:value-type="float">
            <text:p>1674,5</text:p>
          </table:table-cell>
          <table:table-cell office:value-type="float" office:value="161.809397624" calcext:value-type="float">
            <text:p>161,8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149.75" calcext:value-type="float">
            <text:p>149,8</text:p>
          </table:table-cell>
          <table:table-cell office:value-type="float" office:value="19.75199992" calcext:value-type="float">
            <text:p>19,8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61.5" calcext:value-type="float">
            <text:p>61,5</text:p>
          </table:table-cell>
          <table:table-cell office:value-type="float" office:value="24.001616602" calcext:value-type="float">
            <text:p>24,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1213.75" calcext:value-type="float">
            <text:p>1213,8</text:p>
          </table:table-cell>
          <table:table-cell office:value-type="float" office:value="124.033132008" calcext:value-type="float">
            <text:p>124,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629.5" calcext:value-type="float">
            <text:p>16629,5</text:p>
          </table:table-cell>
          <table:table-cell office:value-type="float" office:value="2327.61328544" calcext:value-type="float">
            <text:p>2327,6</text:p>
          </table:table-cell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%Eq</text:p>
          </table:table-cell>
          <table:table-cell table:style-name="Default" table:formula="of:=(7.1/100)" office:value-type="float" office:value="0.071" calcext:value-type="float">
            <text:p>0,071</text:p>
          </table:table-cell>
          <table:table-cell table:style-name="Default"/>
        </table:table-row>
        <table:table-row table:style-name="ro1">
          <table:table-cell office:value-type="string" calcext:value-type="string">
            <text:p>t_run</text:p>
          </table:table-cell>
          <table:table-cell table:style-name="Default" office:value-type="float" office:value="0.000008333" calcext:value-type="float">
            <text:p>0,000008333</text:p>
          </table:table-cell>
          <table:table-cell table:style-name="Default"/>
        </table:table-row>
        <table:table-row table:style-name="ro1">
          <table:table-cell office:value-type="string" calcext:value-type="string">
            <text:p>t_eq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/>
        </table:table-row>
        <table:table-row table:style-name="ro1">
          <table:table-cell office:value-type="string" calcext:value-type="string">
            <text:p>t_new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/>
        </table:table-row>
      </table:table>
      <table:table table:name="0-mtb-ALL" table:style-name="ta1">
        <table:table-column table:style-name="co1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-OP</text:p>
          </table:table-cell>
          <table:table-cell office:value-type="string" calcext:value-type="string">
            <text:p>SCORE-OP</text:p>
          </table:table-cell>
          <table:table-cell office:value-type="string" calcext:value-type="string">
            <text:p>ALIVE-ALL</text:p>
          </table:table-cell>
          <table:table-cell office:value-type="string" calcext:value-type="string">
            <text:p>SCORE-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374" calcext:value-type="float">
            <text:p>5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783" calcext:value-type="float">
            <text:p>3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0634" calcext:value-type="float">
            <text:p>1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6284" calcext:value-type="float">
            <text:p>6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509" calcext:value-type="float">
            <text:p>450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13:20:19.8247672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3T15:19:53.833327907</dc:date>
    <meta:editing-duration>PT2H3M29S</meta:editing-duration>
    <meta:editing-cycles>15</meta:editing-cycles>
    <meta:document-statistic meta:table-count="4" meta:cell-count="1413" meta:object-count="0"/>
  </office:meta>
</office:document-meta>
</file>